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636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29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0">
      <style:text-properties fo:color="#000000"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70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order-left="0.74pt groove #000000" fo:border-right="0.74pt groove #000000" fo:border-top="none"/>
      <style:text-properties fo:color="#000000"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133" style:family="table-cell" style:parent-style-name="Default" style:data-style-name="N0"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5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1" office:value-type="string" calcext:value-type="string">
            <text:p>Comparisson</text:p>
          </table:table-cell>
          <table:table-cell table:style-name="ce29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60"/>
          <table:table-cell table:style-name="ce21" office:value-type="string" calcext:value-type="string" table:number-columns-spanned="2" table:number-rows-spanned="1">
            <text:p>Type</text:p>
          </table:table-cell>
          <table:covered-table-cell table:style-name="ce21"/>
          <table:table-cell table:style-name="ce98"/>
          <table:table-cell table:style-name="ce42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60"/>
          <table:table-cell table:style-name="ce103" office:value-type="string" calcext:value-type="string" table:number-columns-spanned="2" table:number-rows-spanned="1">
            <text:p>Type</text:p>
          </table:table-cell>
          <table:covered-table-cell table:style-name="ce109"/>
          <table:table-cell table:style-name="ce26" table:number-columns-spanned="2" table:number-rows-spanned="1"/>
          <table:covered-table-cell table:style-name="ce26"/>
          <table:table-cell table:style-name="ce133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133" table:number-columns-repeated="2"/>
          <table:table-cell table:style-name="ce120"/>
          <table:table-cell table:style-name="ce48"/>
          <table:table-cell table:style-name="ce35"/>
          <table:table-cell table:style-name="ce133" table:number-columns-repeated="3"/>
          <table:table-cell table:style-name="ce120"/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3" office:value-type="string" calcext:value-type="string">
            <text:p>Tweets</text:p>
          </table:table-cell>
          <table:table-cell table:style-name="ce42" office:value-type="string" calcext:value-type="string" table:number-columns-spanned="2" table:number-rows-spanned="1">
            <text:p>F1</text:p>
          </table:table-cell>
          <table:covered-table-cell table:style-name="ce60"/>
          <table:table-cell table:style-name="ce42" office:value-type="string" calcext:value-type="string" table:number-columns-spanned="2" table:number-rows-spanned="1">
            <text:p>P</text:p>
          </table:table-cell>
          <table:covered-table-cell table:style-name="ce60"/>
          <table:table-cell table:style-name="ce42" office:value-type="string" calcext:value-type="string" table:number-columns-spanned="2" table:number-rows-spanned="1">
            <text:p>R</text:p>
          </table:table-cell>
          <table:covered-table-cell table:style-name="ce60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21"/>
          <table:table-cell table:style-name="ce98"/>
          <table:table-cell table:style-name="ce42" office:value-type="string" calcext:value-type="string" table:number-columns-spanned="2" table:number-rows-spanned="1">
            <text:p>F1</text:p>
          </table:table-cell>
          <table:covered-table-cell table:style-name="ce60"/>
          <table:table-cell table:style-name="ce102" office:value-type="string" calcext:value-type="string" table:number-columns-spanned="2" table:number-rows-spanned="1">
            <text:p>P</text:p>
          </table:table-cell>
          <table:covered-table-cell table:style-name="ce60"/>
          <table:table-cell table:style-name="ce42" office:value-type="string" calcext:value-type="string" table:number-columns-spanned="2" table:number-rows-spanned="1">
            <text:p>R</text:p>
          </table:table-cell>
          <table:covered-table-cell table:style-name="ce60"/>
          <table:table-cell table:style-name="ce103" office:value-type="string" calcext:value-type="string" table:number-columns-spanned="2" table:number-rows-spanned="1">
            <text:p>F1</text:p>
          </table:table-cell>
          <table:covered-table-cell table:style-name="ce109"/>
          <table:table-cell table:style-name="ce26" table:number-columns-spanned="2" table:number-rows-spanned="1"/>
          <table:covered-table-cell table:style-name="ce26"/>
          <table:table-cell table:style-name="ce133"/>
          <table:table-cell table:style-name="ce44" table:formula="of:=IF([.A2]&lt;&gt;&quot;&quot;; [.A2]; &quot;&quot;)" office:value-type="string" office:string-value="Tweets" calcext:value-type="string">
            <text:p>Tweets</text:p>
          </table:table-cell>
          <table:table-cell table:style-name="ce26" office:value-type="string" calcext:value-type="string" table:number-columns-spanned="3" table:number-rows-spanned="1">
            <text:p>Strict Match</text:p>
          </table:table-cell>
          <table:covered-table-cell table:style-name="ce26"/>
          <table:covered-table-cell table:style-name="ce161"/>
          <table:table-cell table:style-name="ce161" office:value-type="string" calcext:value-type="string">
            <text:p>Type</text:p>
          </table:table-cell>
          <table:table-cell table:style-name="ce35"/>
          <table:table-cell table:style-name="ce26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26"/>
          <table:table-cell table:style-name="ce12" office:value-type="string" calcext:value-type="string">
            <text:p>Type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"/>
          <table:table-cell table:style-name="ce34" office:value-type="string" calcext:value-type="string">
            <text:p>μ</text:p>
          </table:table-cell>
          <table:table-cell table:style-name="ce34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34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89"/>
          <table:table-cell table:style-name="ce34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34" office:value-type="string" calcext:value-type="string">
            <text:p>μ</text:p>
          </table:table-cell>
          <table:table-cell table:style-name="ce34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73" office:value-type="string" calcext:value-type="string">
            <text:p>μ</text:p>
          </table:table-cell>
          <table:table-cell table:style-name="ce89" office:value-type="string" calcext:value-type="string">
            <text:p>σ</text:p>
          </table:table-cell>
          <table:table-cell table:style-name="ce92"/>
          <table:table-cell table:style-name="ce116"/>
          <table:table-cell table:style-name="ce133"/>
          <table:table-cell table:style-name="ce44" table:formula="of:=IF([.A3]&lt;&gt;&quot;&quot;; [.A3]; &quot;&quot;)">
            <text:p/>
          </table:table-cell>
          <table:table-cell table:style-name="ce26" office:value-type="string" calcext:value-type="string">
            <text:p>F1</text:p>
          </table:table-cell>
          <table:table-cell table:style-name="ce161" office:value-type="string" calcext:value-type="string">
            <text:p>P</text:p>
          </table:table-cell>
          <table:table-cell table:style-name="ce161" office:value-type="string" calcext:value-type="string">
            <text:p>R</text:p>
          </table:table-cell>
          <table:table-cell table:style-name="ce161" office:value-type="string" calcext:value-type="string">
            <text:p>F1</text:p>
          </table:table-cell>
          <table:table-cell table:style-name="ce35"/>
          <table:table-cell table:style-name="ce161" office:value-type="string" calcext:value-type="string">
            <text:p>F1</text:p>
          </table:table-cell>
          <table:table-cell table:style-name="ce161" office:value-type="string" calcext:value-type="string">
            <text:p>P</text:p>
          </table:table-cell>
          <table:table-cell table:style-name="ce161" office:value-type="string" calcext:value-type="string">
            <text:p>R</text:p>
          </table:table-cell>
          <table:table-cell table:style-name="ce12" office:value-type="string" calcext:value-type="string">
            <text:p>F1</text:p>
          </table:table-cell>
          <table:table-cell table:style-name="ce26" table:number-columns-repeated="2"/>
          <table:table-cell table:number-columns-repeated="16351"/>
        </table:table-row>
        <table:table-row table:style-name="ro1">
          <table:table-cell table:style-name="ce4"/>
          <table:table-cell table:style-name="ce36" table:number-columns-repeated="2"/>
          <table:table-cell table:style-name="ce76"/>
          <table:table-cell table:style-name="ce36"/>
          <table:table-cell table:style-name="ce76"/>
          <table:table-cell table:style-name="ce96"/>
          <table:table-cell table:style-name="ce36"/>
          <table:table-cell table:style-name="ce96" table:number-columns-repeated="2"/>
          <table:table-cell table:style-name="ce36"/>
          <table:table-cell table:style-name="ce96"/>
          <table:table-cell table:style-name="ce36" table:number-columns-repeated="2"/>
          <table:table-cell table:style-name="ce76"/>
          <table:table-cell table:style-name="ce96"/>
          <table:table-cell table:style-name="ce76"/>
          <table:table-cell table:style-name="ce9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133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56"/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"/>
          <table:table-cell table:style-name="ce27"/>
          <table:table-cell table:style-name="ce55"/>
          <table:table-cell table:style-name="ce27"/>
          <table:table-cell table:style-name="ce55"/>
          <table:table-cell table:style-name="ce27"/>
          <table:table-cell table:style-name="ce80"/>
          <table:table-cell table:style-name="ce27"/>
          <table:table-cell table:style-name="ce80" table:number-columns-repeated="2"/>
          <table:table-cell table:style-name="ce55"/>
          <table:table-cell table:style-name="ce80"/>
          <table:table-cell table:style-name="ce55"/>
          <table:table-cell table:style-name="ce80"/>
          <table:table-cell table:style-name="ce27"/>
          <table:table-cell table:style-name="ce80"/>
          <table:table-cell table:style-name="ce27"/>
          <table:table-cell table:style-name="ce80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aChAmp Bert-base</text:p>
          </table:table-cell>
          <table:table-cell table:style-name="ce39" office:value-type="float" office:value="88.4118534234375" calcext:value-type="float">
            <text:p>88.41</text:p>
          </table:table-cell>
          <table:table-cell table:style-name="ce86" office:value-type="float" office:value="2.56769174403146" calcext:value-type="float">
            <text:p>2.57</text:p>
          </table:table-cell>
          <table:table-cell table:style-name="ce71" office:value-type="float" office:value="88.1505849407149" calcext:value-type="float">
            <text:p>88.15</text:p>
          </table:table-cell>
          <table:table-cell table:style-name="ce65" office:value-type="float" office:value="3.29290891952933" calcext:value-type="float">
            <text:p>3.29</text:p>
          </table:table-cell>
          <table:table-cell table:style-name="ce39" office:value-type="float" office:value="88.7261693644346" calcext:value-type="float">
            <text:p>88.73</text:p>
          </table:table-cell>
          <table:table-cell table:style-name="ce86" office:value-type="float" office:value="2.62023192303346" calcext:value-type="float">
            <text:p>2.62</text:p>
          </table:table-cell>
          <table:table-cell table:style-name="ce71" office:value-type="float" office:value="85.4980719865169" calcext:value-type="float">
            <text:p>85.50</text:p>
          </table:table-cell>
          <table:table-cell table:style-name="ce71" office:value-type="float" office:value="2.52312918479483" calcext:value-type="float">
            <text:p>2.52</text:p>
          </table:table-cell>
          <table:table-cell table:style-name="ce94"/>
          <table:table-cell table:style-name="ce65" office:value-type="float" office:value="94.9921909498528" calcext:value-type="float">
            <text:p>94.99</text:p>
          </table:table-cell>
          <table:table-cell table:style-name="ce71" office:value-type="float" office:value="1.82441107471742" calcext:value-type="float">
            <text:p>1.82</text:p>
          </table:table-cell>
          <table:table-cell table:style-name="ce39" office:value-type="float" office:value="94.7146660640821" calcext:value-type="float">
            <text:p>94.71</text:p>
          </table:table-cell>
          <table:table-cell table:style-name="ce86" office:value-type="float" office:value="2.94505165400605" calcext:value-type="float">
            <text:p>2.95</text:p>
          </table:table-cell>
          <table:table-cell table:style-name="ce65" office:value-type="float" office:value="95.3264001030496" calcext:value-type="float">
            <text:p>95.33</text:p>
          </table:table-cell>
          <table:table-cell table:style-name="ce71" office:value-type="float" office:value="1.75676723134864" calcext:value-type="float">
            <text:p>1.76</text:p>
          </table:table-cell>
          <table:table-cell table:style-name="ce39" office:value-type="float" office:value="90.2551475348369" calcext:value-type="float">
            <text:p>90.26</text:p>
          </table:table-cell>
          <table:table-cell table:style-name="ce86" office:value-type="float" office:value="3.2900239693859" calcext:value-type="float">
            <text:p>3.29</text:p>
          </table:table-cell>
          <table:table-cell table:style-name="ce115"/>
          <table:table-cell table:style-name="ce117"/>
          <table:table-cell table:style-name="ce133"/>
          <table:table-cell table:style-name="ce125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27" table:formula="of:=IF([.B6]&lt;&gt;&quot;n/a&quot;; IF([.B6]&lt;&gt;&quot;&quot;; TEXT([.B6]; &quot;0.00&quot;);  &quot;&quot;); &quot;n/a&quot;)" office:value-type="string" office:string-value="88.41" calcext:value-type="string">
            <text:p>88.41</text:p>
          </table:table-cell>
          <table:table-cell table:style-name="ce129" table:formula="of:=IF([.D6]&lt;&gt;&quot;n/a&quot;; IF([.D6]&lt;&gt;&quot;&quot;; TEXT([.D6]; &quot;0.00&quot;);  &quot;&quot;); &quot;n/a&quot;)" office:value-type="string" office:string-value="88.15" calcext:value-type="string">
            <text:p>88.15</text:p>
          </table:table-cell>
          <table:table-cell table:style-name="ce127" table:formula="of:=IF([.F6]&lt;&gt;&quot;n/a&quot;; IF([.F6]&lt;&gt;&quot;&quot;; TEXT([.F6]; &quot;0.00&quot;);  &quot;&quot;); &quot;n/a&quot;)" office:value-type="string" office:string-value="88.73" calcext:value-type="string">
            <text:p>88.73</text:p>
          </table:table-cell>
          <table:table-cell table:style-name="ce129" table:formula="of:=IF([.H6]&lt;&gt;&quot;n/a&quot;; IF([.H6]&lt;&gt;&quot;&quot;; TEXT([.H6]; &quot;0.00&quot;);  &quot;&quot;); &quot;n/a&quot;)" office:value-type="string" office:string-value="85.50" calcext:value-type="string">
            <text:p>85.50</text:p>
          </table:table-cell>
          <table:table-cell table:style-name="ce174"/>
          <table:table-cell table:style-name="ce129" table:formula="of:=IF([.K6]&lt;&gt;&quot;n/a&quot;; IF([.K6]&lt;&gt;&quot;&quot;; TEXT([.K6]; &quot;0.00&quot;);  &quot;&quot;); &quot;n/a&quot;)" office:value-type="string" office:string-value="94.99" calcext:value-type="string">
            <text:p>94.99</text:p>
          </table:table-cell>
          <table:table-cell table:style-name="ce127" table:formula="of:=IF([.M6]&lt;&gt;&quot;n/a&quot;; IF([.M6]&lt;&gt;&quot;&quot;; TEXT([.M6]; &quot;0.00&quot;);  &quot;&quot;); &quot;n/a&quot;)" office:value-type="string" office:string-value="94.71" calcext:value-type="string">
            <text:p>94.71</text:p>
          </table:table-cell>
          <table:table-cell table:style-name="ce129" table:formula="of:=IF([.O6]&lt;&gt;&quot;n/a&quot;; IF([.O6]&lt;&gt;&quot;&quot;; TEXT([.O6]; &quot;0.00&quot;);  &quot;&quot;); &quot;n/a&quot;)" office:value-type="string" office:string-value="95.33" calcext:value-type="string">
            <text:p>95.33</text:p>
          </table:table-cell>
          <table:table-cell table:style-name="ce127" table:formula="of:=IF([.Q6]&lt;&gt;&quot;n/a&quot;; IF([.Q6]&lt;&gt;&quot;&quot;; TEXT([.Q6]; &quot;0.00&quot;);  &quot;&quot;); &quot;n/a&quot;)" office:value-type="string" office:string-value="90.26" calcext:value-type="string">
            <text:p>90.26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aChAmp Bert-large</text:p>
          </table:table-cell>
          <table:table-cell table:style-name="ce32" office:value-type="float" office:value="87.9635516148393" calcext:value-type="float">
            <text:p>87.96</text:p>
          </table:table-cell>
          <table:table-cell table:style-name="ce75" office:value-type="float" office:value="2.92526168620684" calcext:value-type="float">
            <text:p>2.93</text:p>
          </table:table-cell>
          <table:table-cell table:style-name="ce70" office:value-type="float" office:value="87.2754242495349" calcext:value-type="float">
            <text:p>87.28</text:p>
          </table:table-cell>
          <table:table-cell table:style-name="ce61" office:value-type="float" office:value="4.24325836173125" calcext:value-type="float">
            <text:p>4.24</text:p>
          </table:table-cell>
          <table:table-cell table:style-name="ce32" office:value-type="float" office:value="88.7282421837049" calcext:value-type="float">
            <text:p>88.73</text:p>
          </table:table-cell>
          <table:table-cell table:style-name="ce75" office:value-type="float" office:value="1.98345161422169" calcext:value-type="float">
            <text:p>1.98</text:p>
          </table:table-cell>
          <table:table-cell table:style-name="ce70" office:value-type="float" office:value="84.8767978101587" calcext:value-type="float">
            <text:p>84.88</text:p>
          </table:table-cell>
          <table:table-cell table:style-name="ce70" office:value-type="float" office:value="3.4156141321918" calcext:value-type="float">
            <text:p>3.42</text:p>
          </table:table-cell>
          <table:table-cell table:style-name="ce91"/>
          <table:table-cell table:style-name="ce61" office:value-type="float" office:value="94.7369372491191" calcext:value-type="float">
            <text:p>94.74</text:p>
          </table:table-cell>
          <table:table-cell table:style-name="ce70" office:value-type="float" office:value="1.5118594515718" calcext:value-type="float">
            <text:p>1.51</text:p>
          </table:table-cell>
          <table:table-cell table:style-name="ce32" office:value-type="float" office:value="93.9707761224916" calcext:value-type="float">
            <text:p>93.97</text:p>
          </table:table-cell>
          <table:table-cell table:style-name="ce75" office:value-type="float" office:value="3.02788501309373" calcext:value-type="float">
            <text:p>3.03</text:p>
          </table:table-cell>
          <table:table-cell table:style-name="ce70" office:value-type="float" office:value="95.5877659821898" calcext:value-type="float">
            <text:p>95.59</text:p>
          </table:table-cell>
          <table:table-cell table:style-name="ce70" office:value-type="float" office:value="1.28813525980284" calcext:value-type="float">
            <text:p>1.29</text:p>
          </table:table-cell>
          <table:table-cell table:style-name="ce32" office:value-type="float" office:value="90.1571283595855" calcext:value-type="float">
            <text:p>90.16</text:p>
          </table:table-cell>
          <table:table-cell table:style-name="ce75" office:value-type="float" office:value="2.53077876340068" calcext:value-type="float">
            <text:p>2.53</text:p>
          </table:table-cell>
          <table:table-cell table:style-name="ce115" table:number-columns-repeated="2"/>
          <table:table-cell table:style-name="ce133"/>
          <table:table-cell table:style-name="ce46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27" table:formula="of:=IF([.B7]&lt;&gt;&quot;n/a&quot;; IF([.B7]&lt;&gt;&quot;&quot;; TEXT([.B7]; &quot;0.00&quot;);  &quot;&quot;); &quot;n/a&quot;)" office:value-type="string" office:string-value="87.96" calcext:value-type="string">
            <text:p>87.96</text:p>
          </table:table-cell>
          <table:table-cell table:style-name="ce129" table:formula="of:=IF([.D7]&lt;&gt;&quot;n/a&quot;; IF([.D7]&lt;&gt;&quot;&quot;; TEXT([.D7]; &quot;0.00&quot;);  &quot;&quot;); &quot;n/a&quot;)" office:value-type="string" office:string-value="87.28" calcext:value-type="string">
            <text:p>87.28</text:p>
          </table:table-cell>
          <table:table-cell table:style-name="ce127" table:formula="of:=IF([.F7]&lt;&gt;&quot;n/a&quot;; IF([.F7]&lt;&gt;&quot;&quot;; TEXT([.F7]; &quot;0.00&quot;);  &quot;&quot;); &quot;n/a&quot;)" office:value-type="string" office:string-value="88.73" calcext:value-type="string">
            <text:p>88.73</text:p>
          </table:table-cell>
          <table:table-cell table:style-name="ce129" table:formula="of:=IF([.H7]&lt;&gt;&quot;n/a&quot;; IF([.H7]&lt;&gt;&quot;&quot;; TEXT([.H7]; &quot;0.00&quot;);  &quot;&quot;); &quot;n/a&quot;)" office:value-type="string" office:string-value="84.88" calcext:value-type="string">
            <text:p>84.88</text:p>
          </table:table-cell>
          <table:table-cell table:style-name="ce174"/>
          <table:table-cell table:style-name="ce129" table:formula="of:=IF([.K7]&lt;&gt;&quot;n/a&quot;; IF([.K7]&lt;&gt;&quot;&quot;; TEXT([.K7]; &quot;0.00&quot;);  &quot;&quot;); &quot;n/a&quot;)" office:value-type="string" office:string-value="94.74" calcext:value-type="string">
            <text:p>94.74</text:p>
          </table:table-cell>
          <table:table-cell table:style-name="ce127" table:formula="of:=IF([.M7]&lt;&gt;&quot;n/a&quot;; IF([.M7]&lt;&gt;&quot;&quot;; TEXT([.M7]; &quot;0.00&quot;);  &quot;&quot;); &quot;n/a&quot;)" office:value-type="string" office:string-value="93.97" calcext:value-type="string">
            <text:p>93.97</text:p>
          </table:table-cell>
          <table:table-cell table:style-name="ce129" table:formula="of:=IF([.O7]&lt;&gt;&quot;n/a&quot;; IF([.O7]&lt;&gt;&quot;&quot;; TEXT([.O7]; &quot;0.00&quot;);  &quot;&quot;); &quot;n/a&quot;)" office:value-type="string" office:string-value="95.59" calcext:value-type="string">
            <text:p>95.59</text:p>
          </table:table-cell>
          <table:table-cell table:style-name="ce127" table:formula="of:=IF([.Q7]&lt;&gt;&quot;n/a&quot;; IF([.Q7]&lt;&gt;&quot;&quot;; TEXT([.Q7]; &quot;0.00&quot;);  &quot;&quot;); &quot;n/a&quot;)" office:value-type="string" office:string-value="90.16" calcext:value-type="string">
            <text:p>90.16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aChAmp mBert</text:p>
          </table:table-cell>
          <table:table-cell table:style-name="ce32" office:value-type="float" office:value="88.3504095621654" calcext:value-type="float">
            <text:p>88.35</text:p>
          </table:table-cell>
          <table:table-cell table:style-name="ce75" office:value-type="float" office:value="3.1244707105561" calcext:value-type="float">
            <text:p>3.12</text:p>
          </table:table-cell>
          <table:table-cell table:style-name="ce70" office:value-type="float" office:value="87.3662400955558" calcext:value-type="float">
            <text:p>87.37</text:p>
          </table:table-cell>
          <table:table-cell table:style-name="ce61" office:value-type="float" office:value="3.59555817126055" calcext:value-type="float">
            <text:p>3.60</text:p>
          </table:table-cell>
          <table:table-cell table:style-name="ce32" office:value-type="float" office:value="89.3955816587178" calcext:value-type="float">
            <text:p>89.40</text:p>
          </table:table-cell>
          <table:table-cell table:style-name="ce75" office:value-type="float" office:value="3.15408335145938" calcext:value-type="float">
            <text:p>3.15</text:p>
          </table:table-cell>
          <table:table-cell table:style-name="ce70" office:value-type="float" office:value="85.3739024339443" calcext:value-type="float">
            <text:p>85.37</text:p>
          </table:table-cell>
          <table:table-cell table:style-name="ce70" office:value-type="float" office:value="3.42984266793344" calcext:value-type="float">
            <text:p>3.43</text:p>
          </table:table-cell>
          <table:table-cell table:style-name="ce91"/>
          <table:table-cell table:style-name="ce61" office:value-type="float" office:value="93.9413978123898" calcext:value-type="float">
            <text:p>93.94</text:p>
          </table:table-cell>
          <table:table-cell table:style-name="ce70" office:value-type="float" office:value="1.96469578420727" calcext:value-type="float">
            <text:p>1.96</text:p>
          </table:table-cell>
          <table:table-cell table:style-name="ce32" office:value-type="float" office:value="92.8948337081036" calcext:value-type="float">
            <text:p>92.89</text:p>
          </table:table-cell>
          <table:table-cell table:style-name="ce75" office:value-type="float" office:value="2.73514977735983" calcext:value-type="float">
            <text:p>2.74</text:p>
          </table:table-cell>
          <table:table-cell table:style-name="ce70" office:value-type="float" office:value="95.052542762371" calcext:value-type="float">
            <text:p>95.05</text:p>
          </table:table-cell>
          <table:table-cell table:style-name="ce70" office:value-type="float" office:value="1.97890947809459" calcext:value-type="float">
            <text:p>1.98</text:p>
          </table:table-cell>
          <table:table-cell table:style-name="ce32" office:value-type="float" office:value="89.8979117092414" calcext:value-type="float">
            <text:p>89.90</text:p>
          </table:table-cell>
          <table:table-cell table:style-name="ce75" office:value-type="float" office:value="3.52228853067635" calcext:value-type="float">
            <text:p>3.52</text:p>
          </table:table-cell>
          <table:table-cell table:style-name="ce115"/>
          <table:table-cell table:style-name="ce108" table:number-columns-repeated="2"/>
          <table:table-cell table:style-name="ce119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27" table:formula="of:=IF([.B8]&lt;&gt;&quot;n/a&quot;; IF([.B8]&lt;&gt;&quot;&quot;; TEXT([.B8]; &quot;0.00&quot;);  &quot;&quot;); &quot;n/a&quot;)" office:value-type="string" office:string-value="88.35" calcext:value-type="string">
            <text:p>88.35</text:p>
          </table:table-cell>
          <table:table-cell table:style-name="ce129" table:formula="of:=IF([.D8]&lt;&gt;&quot;n/a&quot;; IF([.D8]&lt;&gt;&quot;&quot;; TEXT([.D8]; &quot;0.00&quot;);  &quot;&quot;); &quot;n/a&quot;)" office:value-type="string" office:string-value="87.37" calcext:value-type="string">
            <text:p>87.37</text:p>
          </table:table-cell>
          <table:table-cell table:style-name="ce127" table:formula="of:=IF([.F8]&lt;&gt;&quot;n/a&quot;; IF([.F8]&lt;&gt;&quot;&quot;; TEXT([.F8]; &quot;0.00&quot;);  &quot;&quot;); &quot;n/a&quot;)" office:value-type="string" office:string-value="89.40" calcext:value-type="string">
            <text:p>89.40</text:p>
          </table:table-cell>
          <table:table-cell table:style-name="ce129" table:formula="of:=IF([.H8]&lt;&gt;&quot;n/a&quot;; IF([.H8]&lt;&gt;&quot;&quot;; TEXT([.H8]; &quot;0.00&quot;);  &quot;&quot;); &quot;n/a&quot;)" office:value-type="string" office:string-value="85.37" calcext:value-type="string">
            <text:p>85.37</text:p>
          </table:table-cell>
          <table:table-cell table:style-name="ce175"/>
          <table:table-cell table:style-name="ce129" table:formula="of:=IF([.K8]&lt;&gt;&quot;n/a&quot;; IF([.K8]&lt;&gt;&quot;&quot;; TEXT([.K8]; &quot;0.00&quot;);  &quot;&quot;); &quot;n/a&quot;)" office:value-type="string" office:string-value="93.94" calcext:value-type="string">
            <text:p>93.94</text:p>
          </table:table-cell>
          <table:table-cell table:style-name="ce127" table:formula="of:=IF([.M8]&lt;&gt;&quot;n/a&quot;; IF([.M8]&lt;&gt;&quot;&quot;; TEXT([.M8]; &quot;0.00&quot;);  &quot;&quot;); &quot;n/a&quot;)" office:value-type="string" office:string-value="92.89" calcext:value-type="string">
            <text:p>92.89</text:p>
          </table:table-cell>
          <table:table-cell table:style-name="ce129" table:formula="of:=IF([.O8]&lt;&gt;&quot;n/a&quot;; IF([.O8]&lt;&gt;&quot;&quot;; TEXT([.O8]; &quot;0.00&quot;);  &quot;&quot;); &quot;n/a&quot;)" office:value-type="string" office:string-value="95.05" calcext:value-type="string">
            <text:p>95.05</text:p>
          </table:table-cell>
          <table:table-cell table:style-name="ce127" table:formula="of:=IF([.Q8]&lt;&gt;&quot;n/a&quot;; IF([.Q8]&lt;&gt;&quot;&quot;; TEXT([.Q8]; &quot;0.00&quot;);  &quot;&quot;); &quot;n/a&quot;)" office:value-type="string" office:string-value="89.90" calcext:value-type="string">
            <text:p>89.90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aChAmp Roberta-base</text:p>
          </table:table-cell>
          <table:table-cell table:style-name="ce32" office:value-type="float" office:value="89.9104011387627" calcext:value-type="float">
            <text:p>89.91</text:p>
          </table:table-cell>
          <table:table-cell table:style-name="ce75" office:value-type="float" office:value="2.64909203611597" calcext:value-type="float">
            <text:p>2.65</text:p>
          </table:table-cell>
          <table:table-cell table:style-name="ce70" office:value-type="float" office:value="88.668296451621" calcext:value-type="float">
            <text:p>88.67</text:p>
          </table:table-cell>
          <table:table-cell table:style-name="ce61" office:value-type="float" office:value="2.20402695825256" calcext:value-type="float">
            <text:p>2.20</text:p>
          </table:table-cell>
          <table:table-cell table:style-name="ce32" office:value-type="float" office:value="91.2377668789357" calcext:value-type="float">
            <text:p>91.24</text:p>
          </table:table-cell>
          <table:table-cell table:style-name="ce75" office:value-type="float" office:value="3.70413859760785" calcext:value-type="float">
            <text:p>3.70</text:p>
          </table:table-cell>
          <table:table-cell table:style-name="ce70" office:value-type="float" office:value="86.1191744764804" calcext:value-type="float">
            <text:p>86.12</text:p>
          </table:table-cell>
          <table:table-cell table:style-name="ce70" office:value-type="float" office:value="3.31533113166764" calcext:value-type="float">
            <text:p>3.32</text:p>
          </table:table-cell>
          <table:table-cell table:style-name="ce91"/>
          <table:table-cell table:style-name="ce61" office:value-type="float" office:value="94.8316093562956" calcext:value-type="float">
            <text:p>94.83</text:p>
          </table:table-cell>
          <table:table-cell table:style-name="ce70" office:value-type="float" office:value="1.79952867560032" calcext:value-type="float">
            <text:p>1.80</text:p>
          </table:table-cell>
          <table:table-cell table:style-name="ce32" office:value-type="float" office:value="93.5435393289428" calcext:value-type="float">
            <text:p>93.54</text:p>
          </table:table-cell>
          <table:table-cell table:style-name="ce75" office:value-type="float" office:value="2.20487384296808" calcext:value-type="float">
            <text:p>2.20</text:p>
          </table:table-cell>
          <table:table-cell table:style-name="ce70" office:value-type="float" office:value="96.2083796808705" calcext:value-type="float">
            <text:p>96.21</text:p>
          </table:table-cell>
          <table:table-cell table:style-name="ce70" office:value-type="float" office:value="2.51585257876192" calcext:value-type="float">
            <text:p>2.52</text:p>
          </table:table-cell>
          <table:table-cell table:style-name="ce32" office:value-type="float" office:value="90.1597550647432" calcext:value-type="float">
            <text:p>90.16</text:p>
          </table:table-cell>
          <table:table-cell table:style-name="ce75" office:value-type="float" office:value="2.56430651416325" calcext:value-type="float">
            <text:p>2.56</text:p>
          </table:table-cell>
          <table:table-cell table:style-name="ce115" table:number-columns-repeated="2"/>
          <table:table-cell table:style-name="ce133"/>
          <table:table-cell table:style-name="ce125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27" table:formula="of:=IF([.B9]&lt;&gt;&quot;n/a&quot;; IF([.B9]&lt;&gt;&quot;&quot;; TEXT([.B9]; &quot;0.00&quot;);  &quot;&quot;); &quot;n/a&quot;)" office:value-type="string" office:string-value="89.91" calcext:value-type="string">
            <text:p>89.91</text:p>
          </table:table-cell>
          <table:table-cell table:style-name="ce129" table:formula="of:=IF([.D9]&lt;&gt;&quot;n/a&quot;; IF([.D9]&lt;&gt;&quot;&quot;; TEXT([.D9]; &quot;0.00&quot;);  &quot;&quot;); &quot;n/a&quot;)" office:value-type="string" office:string-value="88.67" calcext:value-type="string">
            <text:p>88.67</text:p>
          </table:table-cell>
          <table:table-cell table:style-name="ce127" table:formula="of:=IF([.F9]&lt;&gt;&quot;n/a&quot;; IF([.F9]&lt;&gt;&quot;&quot;; TEXT([.F9]; &quot;0.00&quot;);  &quot;&quot;); &quot;n/a&quot;)" office:value-type="string" office:string-value="91.24" calcext:value-type="string">
            <text:p>91.24</text:p>
          </table:table-cell>
          <table:table-cell table:style-name="ce129" table:formula="of:=IF([.H9]&lt;&gt;&quot;n/a&quot;; IF([.H9]&lt;&gt;&quot;&quot;; TEXT([.H9]; &quot;0.00&quot;);  &quot;&quot;); &quot;n/a&quot;)" office:value-type="string" office:string-value="86.12" calcext:value-type="string">
            <text:p>86.12</text:p>
          </table:table-cell>
          <table:table-cell table:style-name="ce174"/>
          <table:table-cell table:style-name="ce129" table:formula="of:=IF([.K9]&lt;&gt;&quot;n/a&quot;; IF([.K9]&lt;&gt;&quot;&quot;; TEXT([.K9]; &quot;0.00&quot;);  &quot;&quot;); &quot;n/a&quot;)" office:value-type="string" office:string-value="94.83" calcext:value-type="string">
            <text:p>94.83</text:p>
          </table:table-cell>
          <table:table-cell table:style-name="ce127" table:formula="of:=IF([.M9]&lt;&gt;&quot;n/a&quot;; IF([.M9]&lt;&gt;&quot;&quot;; TEXT([.M9]; &quot;0.00&quot;);  &quot;&quot;); &quot;n/a&quot;)" office:value-type="string" office:string-value="93.54" calcext:value-type="string">
            <text:p>93.54</text:p>
          </table:table-cell>
          <table:table-cell table:style-name="ce129" table:formula="of:=IF([.O9]&lt;&gt;&quot;n/a&quot;; IF([.O9]&lt;&gt;&quot;&quot;; TEXT([.O9]; &quot;0.00&quot;);  &quot;&quot;); &quot;n/a&quot;)" office:value-type="string" office:string-value="96.21" calcext:value-type="string">
            <text:p>96.21</text:p>
          </table:table-cell>
          <table:table-cell table:style-name="ce127" table:formula="of:=IF([.Q9]&lt;&gt;&quot;n/a&quot;; IF([.Q9]&lt;&gt;&quot;&quot;; TEXT([.Q9]; &quot;0.00&quot;);  &quot;&quot;); &quot;n/a&quot;)" office:value-type="string" office:string-value="90.16" calcext:value-type="string">
            <text:p>90.16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aChAmp Roberta-large</text:p>
          </table:table-cell>
          <table:table-cell table:style-name="ce32" office:value-type="float" office:value="88.6141807350481" calcext:value-type="float">
            <text:p>88.61</text:p>
          </table:table-cell>
          <table:table-cell table:style-name="ce75" office:value-type="float" office:value="3.37308999099123" calcext:value-type="float">
            <text:p>3.37</text:p>
          </table:table-cell>
          <table:table-cell table:style-name="ce70" office:value-type="float" office:value="87.4769760236437" calcext:value-type="float">
            <text:p>87.48</text:p>
          </table:table-cell>
          <table:table-cell table:style-name="ce61" office:value-type="float" office:value="2.82236595208088" calcext:value-type="float">
            <text:p>2.82</text:p>
          </table:table-cell>
          <table:table-cell table:style-name="ce32" office:value-type="float" office:value="89.8260205944118" calcext:value-type="float">
            <text:p>89.83</text:p>
          </table:table-cell>
          <table:table-cell table:style-name="ce75" office:value-type="float" office:value="4.3528747862963" calcext:value-type="float">
            <text:p>4.35</text:p>
          </table:table-cell>
          <table:table-cell table:style-name="ce70" office:value-type="float" office:value="85.1604908244542" calcext:value-type="float">
            <text:p>85.16</text:p>
          </table:table-cell>
          <table:table-cell table:style-name="ce70" office:value-type="float" office:value="3.63327134309396" calcext:value-type="float">
            <text:p>3.63</text:p>
          </table:table-cell>
          <table:table-cell table:style-name="ce91"/>
          <table:table-cell table:style-name="ce61" office:value-type="float" office:value="95.4266461917441" calcext:value-type="float">
            <text:p>95.43</text:p>
          </table:table-cell>
          <table:table-cell table:style-name="ce70" office:value-type="float" office:value="1.14562537487159" calcext:value-type="float">
            <text:p>1.15</text:p>
          </table:table-cell>
          <table:table-cell table:style-name="ce32" office:value-type="float" office:value="94.2292968172175" calcext:value-type="float">
            <text:p>94.23</text:p>
          </table:table-cell>
          <table:table-cell table:style-name="ce75" office:value-type="float" office:value="1.61647089581469" calcext:value-type="float">
            <text:p>1.62</text:p>
          </table:table-cell>
          <table:table-cell table:style-name="ce70" office:value-type="float" office:value="96.7032354559451" calcext:value-type="float">
            <text:p>96.70</text:p>
          </table:table-cell>
          <table:table-cell table:style-name="ce70" office:value-type="float" office:value="2.12440346984491" calcext:value-type="float">
            <text:p>2.12</text:p>
          </table:table-cell>
          <table:table-cell table:style-name="ce32" office:value-type="float" office:value="90.7343788154385" calcext:value-type="float">
            <text:p>90.73</text:p>
          </table:table-cell>
          <table:table-cell table:style-name="ce75" office:value-type="float" office:value="2.59827377871792" calcext:value-type="float">
            <text:p>2.60</text:p>
          </table:table-cell>
          <table:table-cell table:style-name="ce115" table:number-columns-repeated="2"/>
          <table:table-cell table:style-name="ce133"/>
          <table:table-cell table:style-name="ce125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27" table:formula="of:=IF([.B10]&lt;&gt;&quot;n/a&quot;; IF([.B10]&lt;&gt;&quot;&quot;; TEXT([.B10]; &quot;0.00&quot;);  &quot;&quot;); &quot;n/a&quot;)" office:value-type="string" office:string-value="88.61" calcext:value-type="string">
            <text:p>88.61</text:p>
          </table:table-cell>
          <table:table-cell table:style-name="ce129" table:formula="of:=IF([.D10]&lt;&gt;&quot;n/a&quot;; IF([.D10]&lt;&gt;&quot;&quot;; TEXT([.D10]; &quot;0.00&quot;);  &quot;&quot;); &quot;n/a&quot;)" office:value-type="string" office:string-value="87.48" calcext:value-type="string">
            <text:p>87.48</text:p>
          </table:table-cell>
          <table:table-cell table:style-name="ce127" table:formula="of:=IF([.F10]&lt;&gt;&quot;n/a&quot;; IF([.F10]&lt;&gt;&quot;&quot;; TEXT([.F10]; &quot;0.00&quot;);  &quot;&quot;); &quot;n/a&quot;)" office:value-type="string" office:string-value="89.83" calcext:value-type="string">
            <text:p>89.83</text:p>
          </table:table-cell>
          <table:table-cell table:style-name="ce129" table:formula="of:=IF([.H10]&lt;&gt;&quot;n/a&quot;; IF([.H10]&lt;&gt;&quot;&quot;; TEXT([.H10]; &quot;0.00&quot;);  &quot;&quot;); &quot;n/a&quot;)" office:value-type="string" office:string-value="85.16" calcext:value-type="string">
            <text:p>85.16</text:p>
          </table:table-cell>
          <table:table-cell table:style-name="ce174"/>
          <table:table-cell table:style-name="ce129" table:formula="of:=IF([.K10]&lt;&gt;&quot;n/a&quot;; IF([.K10]&lt;&gt;&quot;&quot;; TEXT([.K10]; &quot;0.00&quot;);  &quot;&quot;); &quot;n/a&quot;)" office:value-type="string" office:string-value="95.43" calcext:value-type="string">
            <text:p>95.43</text:p>
          </table:table-cell>
          <table:table-cell table:style-name="ce127" table:formula="of:=IF([.M10]&lt;&gt;&quot;n/a&quot;; IF([.M10]&lt;&gt;&quot;&quot;; TEXT([.M10]; &quot;0.00&quot;);  &quot;&quot;); &quot;n/a&quot;)" office:value-type="string" office:string-value="94.23" calcext:value-type="string">
            <text:p>94.23</text:p>
          </table:table-cell>
          <table:table-cell table:style-name="ce129" table:formula="of:=IF([.O10]&lt;&gt;&quot;n/a&quot;; IF([.O10]&lt;&gt;&quot;&quot;; TEXT([.O10]; &quot;0.00&quot;);  &quot;&quot;); &quot;n/a&quot;)" office:value-type="string" office:string-value="96.70" calcext:value-type="string">
            <text:p>96.70</text:p>
          </table:table-cell>
          <table:table-cell table:style-name="ce127" table:formula="of:=IF([.Q10]&lt;&gt;&quot;n/a&quot;; IF([.Q10]&lt;&gt;&quot;&quot;; TEXT([.Q10]; &quot;0.00&quot;);  &quot;&quot;); &quot;n/a&quot;)" office:value-type="string" office:string-value="90.73" calcext:value-type="string">
            <text:p>90.73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aChAmp XLM-Roberta-base</text:p>
          </table:table-cell>
          <table:table-cell table:style-name="ce32" office:value-type="float" office:value="90.5888786918312" calcext:value-type="float">
            <text:p>90.59</text:p>
          </table:table-cell>
          <table:table-cell table:style-name="ce75" office:value-type="float" office:value="2.85973927069294" calcext:value-type="float">
            <text:p>2.86</text:p>
          </table:table-cell>
          <table:table-cell table:style-name="ce70" office:value-type="float" office:value="89.637087818895" calcext:value-type="float">
            <text:p>89.64</text:p>
          </table:table-cell>
          <table:table-cell table:style-name="ce61" office:value-type="float" office:value="3.01718059435859" calcext:value-type="float">
            <text:p>3.02</text:p>
          </table:table-cell>
          <table:table-cell table:style-name="ce32" office:value-type="float" office:value="91.6026957837737" calcext:value-type="float">
            <text:p>91.60</text:p>
          </table:table-cell>
          <table:table-cell table:style-name="ce75" office:value-type="float" office:value="3.28332275431056" calcext:value-type="float">
            <text:p>3.28</text:p>
          </table:table-cell>
          <table:table-cell table:style-name="ce70" office:value-type="float" office:value="87.071164095597" calcext:value-type="float">
            <text:p>87.07</text:p>
          </table:table-cell>
          <table:table-cell table:style-name="ce70" office:value-type="float" office:value="3.96278825110631" calcext:value-type="float">
            <text:p>3.96</text:p>
          </table:table-cell>
          <table:table-cell table:style-name="ce91"/>
          <table:table-cell table:style-name="ce61" office:value-type="float" office:value="95.7732191991901" calcext:value-type="float">
            <text:p>95.77</text:p>
          </table:table-cell>
          <table:table-cell table:style-name="ce70" office:value-type="float" office:value="1.51216556496066" calcext:value-type="float">
            <text:p>1.51</text:p>
          </table:table-cell>
          <table:table-cell table:style-name="ce32" office:value-type="float" office:value="94.7644395730501" calcext:value-type="float">
            <text:p>94.76</text:p>
          </table:table-cell>
          <table:table-cell table:style-name="ce75" office:value-type="float" office:value="1.70882427753658" calcext:value-type="float">
            <text:p>1.71</text:p>
          </table:table-cell>
          <table:table-cell table:style-name="ce70" office:value-type="float" office:value="96.8480000270967" calcext:value-type="float">
            <text:p>96.85</text:p>
          </table:table-cell>
          <table:table-cell table:style-name="ce70" office:value-type="float" office:value="2.39657645832674" calcext:value-type="float">
            <text:p>2.40</text:p>
          </table:table-cell>
          <table:table-cell table:style-name="ce32" office:value-type="float" office:value="91.5315005700648" calcext:value-type="float">
            <text:p>91.53</text:p>
          </table:table-cell>
          <table:table-cell table:style-name="ce75" office:value-type="float" office:value="3.09843321509737" calcext:value-type="float">
            <text:p>3.10</text:p>
          </table:table-cell>
          <table:table-cell table:style-name="ce115" table:number-columns-repeated="2"/>
          <table:table-cell table:style-name="ce133"/>
          <table:table-cell table:style-name="ce125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27" table:formula="of:=IF([.B11]&lt;&gt;&quot;n/a&quot;; IF([.B11]&lt;&gt;&quot;&quot;; TEXT([.B11]; &quot;0.00&quot;);  &quot;&quot;); &quot;n/a&quot;)" office:value-type="string" office:string-value="90.59" calcext:value-type="string">
            <text:p>90.59</text:p>
          </table:table-cell>
          <table:table-cell table:style-name="ce129" table:formula="of:=IF([.D11]&lt;&gt;&quot;n/a&quot;; IF([.D11]&lt;&gt;&quot;&quot;; TEXT([.D11]; &quot;0.00&quot;);  &quot;&quot;); &quot;n/a&quot;)" office:value-type="string" office:string-value="89.64" calcext:value-type="string">
            <text:p>89.64</text:p>
          </table:table-cell>
          <table:table-cell table:style-name="ce127" table:formula="of:=IF([.F11]&lt;&gt;&quot;n/a&quot;; IF([.F11]&lt;&gt;&quot;&quot;; TEXT([.F11]; &quot;0.00&quot;);  &quot;&quot;); &quot;n/a&quot;)" office:value-type="string" office:string-value="91.60" calcext:value-type="string">
            <text:p>91.60</text:p>
          </table:table-cell>
          <table:table-cell table:style-name="ce129" table:formula="of:=IF([.H11]&lt;&gt;&quot;n/a&quot;; IF([.H11]&lt;&gt;&quot;&quot;; TEXT([.H11]; &quot;0.00&quot;);  &quot;&quot;); &quot;n/a&quot;)" office:value-type="string" office:string-value="87.07" calcext:value-type="string">
            <text:p>87.07</text:p>
          </table:table-cell>
          <table:table-cell table:style-name="ce174"/>
          <table:table-cell table:style-name="ce129" table:formula="of:=IF([.K11]&lt;&gt;&quot;n/a&quot;; IF([.K11]&lt;&gt;&quot;&quot;; TEXT([.K11]; &quot;0.00&quot;);  &quot;&quot;); &quot;n/a&quot;)" office:value-type="string" office:string-value="95.77" calcext:value-type="string">
            <text:p>95.77</text:p>
          </table:table-cell>
          <table:table-cell table:style-name="ce127" table:formula="of:=IF([.M11]&lt;&gt;&quot;n/a&quot;; IF([.M11]&lt;&gt;&quot;&quot;; TEXT([.M11]; &quot;0.00&quot;);  &quot;&quot;); &quot;n/a&quot;)" office:value-type="string" office:string-value="94.76" calcext:value-type="string">
            <text:p>94.76</text:p>
          </table:table-cell>
          <table:table-cell table:style-name="ce129" table:formula="of:=IF([.O11]&lt;&gt;&quot;n/a&quot;; IF([.O11]&lt;&gt;&quot;&quot;; TEXT([.O11]; &quot;0.00&quot;);  &quot;&quot;); &quot;n/a&quot;)" office:value-type="string" office:string-value="96.85" calcext:value-type="string">
            <text:p>96.85</text:p>
          </table:table-cell>
          <table:table-cell table:style-name="ce127" table:formula="of:=IF([.Q11]&lt;&gt;&quot;n/a&quot;; IF([.Q11]&lt;&gt;&quot;&quot;; TEXT([.Q11]; &quot;0.00&quot;);  &quot;&quot;); &quot;n/a&quot;)" office:value-type="string" office:string-value="91.53" calcext:value-type="string">
            <text:p>91.53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MaChAmp XLM-Roberta-large</text:p>
          </table:table-cell>
          <table:table-cell table:style-name="ce30" office:value-type="float" office:value="91.5896638310034" calcext:value-type="float">
            <text:p>91.59</text:p>
          </table:table-cell>
          <table:table-cell table:style-name="ce51" office:value-type="float" office:value="2.9198636175853" calcext:value-type="float">
            <text:p>2.92</text:p>
          </table:table-cell>
          <table:table-cell table:style-name="ce64" office:value-type="float" office:value="89.6390358069624" calcext:value-type="float">
            <text:p>89.64</text:p>
          </table:table-cell>
          <table:table-cell table:style-name="ce64" office:value-type="float" office:value="3.50879662805149" calcext:value-type="float">
            <text:p>3.51</text:p>
          </table:table-cell>
          <table:table-cell table:style-name="ce30" office:value-type="float" office:value="93.6453625464649" calcext:value-type="float">
            <text:p>93.65</text:p>
          </table:table-cell>
          <table:table-cell table:style-name="ce51" office:value-type="float" office:value="2.39418684276275" calcext:value-type="float">
            <text:p>2.39</text:p>
          </table:table-cell>
          <table:table-cell table:style-name="ce64" office:value-type="float" office:value="87.6303316173835" calcext:value-type="float">
            <text:p>87.63</text:p>
          </table:table-cell>
          <table:table-cell table:style-name="ce64" office:value-type="float" office:value="2.87781172339395" calcext:value-type="float">
            <text:p>2.88</text:p>
          </table:table-cell>
          <table:table-cell table:style-name="ce87"/>
          <table:table-cell table:style-name="ce64" office:value-type="float" office:value="96.3585058417926" calcext:value-type="float">
            <text:p>96.36</text:p>
          </table:table-cell>
          <table:table-cell table:style-name="ce64" office:value-type="float" office:value="1.18357676764642" calcext:value-type="float">
            <text:p>1.18</text:p>
          </table:table-cell>
          <table:table-cell table:style-name="ce30" office:value-type="float" office:value="94.2945051198501" calcext:value-type="float">
            <text:p>94.29</text:p>
          </table:table-cell>
          <table:table-cell table:style-name="ce51" office:value-type="float" office:value="1.96403183430103" calcext:value-type="float">
            <text:p>1.96</text:p>
          </table:table-cell>
          <table:table-cell table:style-name="ce64" office:value-type="float" office:value="98.5345514177685" calcext:value-type="float">
            <text:p>98.53</text:p>
          </table:table-cell>
          <table:table-cell table:style-name="ce64" office:value-type="float" office:value="0.682787267131106" calcext:value-type="float">
            <text:p>0.68</text:p>
          </table:table-cell>
          <table:table-cell table:style-name="ce30" office:value-type="float" office:value="91.5273221960266" calcext:value-type="float">
            <text:p>91.53</text:p>
          </table:table-cell>
          <table:table-cell table:style-name="ce51" office:value-type="float" office:value="1.95202412132628" calcext:value-type="float">
            <text:p>1.95</text:p>
          </table:table-cell>
          <table:table-cell table:style-name="ce107" table:number-columns-repeated="2"/>
          <table:table-cell table:style-name="ce118"/>
          <table:table-cell table:style-name="ce134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58" table:formula="of:=IF([.B12]&lt;&gt;&quot;n/a&quot;; IF([.B12]&lt;&gt;&quot;&quot;; TEXT([.B12]; &quot;0.00&quot;);  &quot;&quot;); &quot;n/a&quot;)" office:value-type="string" office:string-value="91.59" calcext:value-type="string">
            <text:p>91.59</text:p>
          </table:table-cell>
          <table:table-cell table:style-name="ce145" table:formula="of:=IF([.D12]&lt;&gt;&quot;n/a&quot;; IF([.D12]&lt;&gt;&quot;&quot;; TEXT([.D12]; &quot;0.00&quot;);  &quot;&quot;); &quot;n/a&quot;)" office:value-type="string" office:string-value="89.64" calcext:value-type="string">
            <text:p>89.64</text:p>
          </table:table-cell>
          <table:table-cell table:style-name="ce158" table:formula="of:=IF([.F12]&lt;&gt;&quot;n/a&quot;; IF([.F12]&lt;&gt;&quot;&quot;; TEXT([.F12]; &quot;0.00&quot;);  &quot;&quot;); &quot;n/a&quot;)" office:value-type="string" office:string-value="93.65" calcext:value-type="string">
            <text:p>93.65</text:p>
          </table:table-cell>
          <table:table-cell table:style-name="ce149" table:formula="of:=IF([.H12]&lt;&gt;&quot;n/a&quot;; IF([.H12]&lt;&gt;&quot;&quot;; TEXT([.H12]; &quot;0.00&quot;);  &quot;&quot;); &quot;n/a&quot;)" office:value-type="string" office:string-value="87.63" calcext:value-type="string">
            <text:p>87.63</text:p>
          </table:table-cell>
          <table:table-cell table:style-name="ce176"/>
          <table:table-cell table:style-name="ce149" table:formula="of:=IF([.K12]&lt;&gt;&quot;n/a&quot;; IF([.K12]&lt;&gt;&quot;&quot;; TEXT([.K12]; &quot;0.00&quot;);  &quot;&quot;); &quot;n/a&quot;)" office:value-type="string" office:string-value="96.36" calcext:value-type="string">
            <text:p>96.36</text:p>
          </table:table-cell>
          <table:table-cell table:style-name="ce158" table:formula="of:=IF([.M12]&lt;&gt;&quot;n/a&quot;; IF([.M12]&lt;&gt;&quot;&quot;; TEXT([.M12]; &quot;0.00&quot;);  &quot;&quot;); &quot;n/a&quot;)" office:value-type="string" office:string-value="94.29" calcext:value-type="string">
            <text:p>94.29</text:p>
          </table:table-cell>
          <table:table-cell table:style-name="ce149" table:formula="of:=IF([.O12]&lt;&gt;&quot;n/a&quot;; IF([.O12]&lt;&gt;&quot;&quot;; TEXT([.O12]; &quot;0.00&quot;);  &quot;&quot;); &quot;n/a&quot;)" office:value-type="string" office:string-value="98.53" calcext:value-type="string">
            <text:p>98.53</text:p>
          </table:table-cell>
          <table:table-cell table:style-name="ce158" table:formula="of:=IF([.Q12]&lt;&gt;&quot;n/a&quot;; IF([.Q12]&lt;&gt;&quot;&quot;; TEXT([.Q12]; &quot;0.00&quot;);  &quot;&quot;); &quot;n/a&quot;)" office:value-type="string" office:string-value="91.53" calcext:value-type="string">
            <text:p>91.53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39"/>
          <table:table-cell table:style-name="ce86"/>
          <table:table-cell table:style-name="ce71"/>
          <table:table-cell table:style-name="ce65"/>
          <table:table-cell table:style-name="ce39"/>
          <table:table-cell table:style-name="ce86"/>
          <table:table-cell table:style-name="ce71" table:number-columns-repeated="2"/>
          <table:table-cell table:style-name="ce94"/>
          <table:table-cell table:style-name="ce65"/>
          <table:table-cell table:style-name="ce71"/>
          <table:table-cell table:style-name="ce39"/>
          <table:table-cell table:style-name="ce86"/>
          <table:table-cell table:style-name="ce65"/>
          <table:table-cell table:style-name="ce71"/>
          <table:table-cell table:style-name="ce39"/>
          <table:table-cell table:style-name="ce86"/>
          <table:table-cell table:style-name="ce25" table:number-columns-repeated="2"/>
          <table:table-cell table:style-name="ce133"/>
          <table:table-cell table:style-name="ce46"/>
          <table:table-cell table:style-name="ce127" table:formula="of:=IF([.B13]&lt;&gt;&quot;n/a&quot;; IF([.B13]&lt;&gt;&quot;&quot;; TEXT([.B13]; &quot;0.00&quot;);  &quot;&quot;); &quot;n/a&quot;)">
            <text:p/>
          </table:table-cell>
          <table:table-cell table:style-name="ce129" table:formula="of:=IF([.D13]&lt;&gt;&quot;n/a&quot;; IF([.D13]&lt;&gt;&quot;&quot;; TEXT([.D13]; &quot;0.00&quot;);  &quot;&quot;); &quot;n/a&quot;)">
            <text:p/>
          </table:table-cell>
          <table:table-cell table:style-name="ce127" table:formula="of:=IF([.F13]&lt;&gt;&quot;n/a&quot;; IF([.F13]&lt;&gt;&quot;&quot;; TEXT([.F13]; &quot;0.00&quot;);  &quot;&quot;); &quot;n/a&quot;)">
            <text:p/>
          </table:table-cell>
          <table:table-cell table:style-name="ce129" table:formula="of:=IF([.H13]&lt;&gt;&quot;n/a&quot;; IF([.H13]&lt;&gt;&quot;&quot;; TEXT([.H13]; &quot;0.00&quot;);  &quot;&quot;); &quot;n/a&quot;)">
            <text:p/>
          </table:table-cell>
          <table:table-cell table:style-name="ce174"/>
          <table:table-cell table:style-name="ce129" table:formula="of:=IF([.K13]&lt;&gt;&quot;n/a&quot;; IF([.K13]&lt;&gt;&quot;&quot;; TEXT([.K13]; &quot;0.00&quot;);  &quot;&quot;); &quot;n/a&quot;)">
            <text:p/>
          </table:table-cell>
          <table:table-cell table:style-name="ce127" table:formula="of:=IF([.M13]&lt;&gt;&quot;n/a&quot;; IF([.M13]&lt;&gt;&quot;&quot;; TEXT([.M13]; &quot;0.00&quot;);  &quot;&quot;); &quot;n/a&quot;)">
            <text:p/>
          </table:table-cell>
          <table:table-cell table:style-name="ce129" table:formula="of:=IF([.O13]&lt;&gt;&quot;n/a&quot;; IF([.O13]&lt;&gt;&quot;&quot;; TEXT([.O13]; &quot;0.00&quot;);  &quot;&quot;); &quot;n/a&quot;)">
            <text:p/>
          </table:table-cell>
          <table:table-cell table:style-name="ce127" table:formula="of:=IF([.Q13]&lt;&gt;&quot;n/a&quot;; IF([.Q13]&lt;&gt;&quot;&quot;; TEXT([.Q13]; &quot;0.00&quot;);  &quot;&quot;); &quot;n/a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UIE-base</text:p>
          </table:table-cell>
          <table:table-cell table:style-name="ce39" office:value-type="float" office:value="89.9709981792537" calcext:value-type="float">
            <text:p>89.97</text:p>
          </table:table-cell>
          <table:table-cell table:style-name="ce86" office:value-type="float" office:value="2.78399048622105" calcext:value-type="float">
            <text:p>2.78</text:p>
          </table:table-cell>
          <table:table-cell table:style-name="ce71" office:value-type="float" office:value="91.122650127873" calcext:value-type="float">
            <text:p>91.12</text:p>
          </table:table-cell>
          <table:table-cell table:style-name="ce65" office:value-type="float" office:value="2.3014256477631" calcext:value-type="float">
            <text:p>2.30</text:p>
          </table:table-cell>
          <table:table-cell table:style-name="ce39" office:value-type="float" office:value="88.8722523663527" calcext:value-type="float">
            <text:p>88.87</text:p>
          </table:table-cell>
          <table:table-cell table:style-name="ce86" office:value-type="float" office:value="3.46405856600613" calcext:value-type="float">
            <text:p>3.46</text:p>
          </table:table-cell>
          <table:table-cell table:style-name="ce71" office:value-type="float" office:value="87.5270547765688" calcext:value-type="float">
            <text:p>87.53</text:p>
          </table:table-cell>
          <table:table-cell table:style-name="ce71" office:value-type="float" office:value="2.94776144082738" calcext:value-type="float">
            <text:p>2.95</text:p>
          </table:table-cell>
          <table:table-cell table:style-name="ce94"/>
          <table:table-cell table:style-name="ce65" office:value-type="float" office:value="95.3663368739678" calcext:value-type="float">
            <text:p>95.37</text:p>
          </table:table-cell>
          <table:table-cell table:style-name="ce71" office:value-type="float" office:value="1.53232285202176" calcext:value-type="float">
            <text:p>1.53</text:p>
          </table:table-cell>
          <table:table-cell table:style-name="ce39" office:value-type="float" office:value="96.6009979161509" calcext:value-type="float">
            <text:p>96.60</text:p>
          </table:table-cell>
          <table:table-cell table:style-name="ce86" office:value-type="float" office:value="1.45414224996842" calcext:value-type="float">
            <text:p>1.45</text:p>
          </table:table-cell>
          <table:table-cell table:style-name="ce65" office:value-type="float" office:value="94.1888712316076" calcext:value-type="float">
            <text:p>94.19</text:p>
          </table:table-cell>
          <table:table-cell table:style-name="ce71" office:value-type="float" office:value="2.22250174997912" calcext:value-type="float">
            <text:p>2.22</text:p>
          </table:table-cell>
          <table:table-cell table:style-name="ce39" office:value-type="float" office:value="92.3071070543468" calcext:value-type="float">
            <text:p>92.31</text:p>
          </table:table-cell>
          <table:table-cell table:style-name="ce86" office:value-type="float" office:value="2.53833995025768" calcext:value-type="float">
            <text:p>2.54</text:p>
          </table:table-cell>
          <table:table-cell table:style-name="ce25"/>
          <table:table-cell table:style-name="ce108" table:number-columns-repeated="2"/>
          <table:table-cell table:style-name="ce119" table:formula="of:=IF([.A14]&lt;&gt;&quot;&quot;; [.A14]; &quot;&quot;)" office:value-type="string" office:string-value="UIE-base" calcext:value-type="string">
            <text:p>UIE-base</text:p>
          </table:table-cell>
          <table:table-cell table:style-name="ce127" table:formula="of:=IF([.B14]&lt;&gt;&quot;n/a&quot;; IF([.B14]&lt;&gt;&quot;&quot;; TEXT([.B14]; &quot;0.00&quot;);  &quot;&quot;); &quot;n/a&quot;)" office:value-type="string" office:string-value="89.97" calcext:value-type="string">
            <text:p>89.97</text:p>
          </table:table-cell>
          <table:table-cell table:style-name="ce129" table:formula="of:=IF([.D14]&lt;&gt;&quot;n/a&quot;; IF([.D14]&lt;&gt;&quot;&quot;; TEXT([.D14]; &quot;0.00&quot;);  &quot;&quot;); &quot;n/a&quot;)" office:value-type="string" office:string-value="91.12" calcext:value-type="string">
            <text:p>91.12</text:p>
          </table:table-cell>
          <table:table-cell table:style-name="ce127" table:formula="of:=IF([.F14]&lt;&gt;&quot;n/a&quot;; IF([.F14]&lt;&gt;&quot;&quot;; TEXT([.F14]; &quot;0.00&quot;);  &quot;&quot;); &quot;n/a&quot;)" office:value-type="string" office:string-value="88.87" calcext:value-type="string">
            <text:p>88.87</text:p>
          </table:table-cell>
          <table:table-cell table:style-name="ce146" table:formula="of:=IF([.H14]&lt;&gt;&quot;n/a&quot;; IF([.H14]&lt;&gt;&quot;&quot;; TEXT([.H14]; &quot;0.00&quot;);  &quot;&quot;); &quot;n/a&quot;)" office:value-type="string" office:string-value="87.53" calcext:value-type="string">
            <text:p>87.53</text:p>
          </table:table-cell>
          <table:table-cell table:style-name="ce175"/>
          <table:table-cell table:style-name="ce129" table:formula="of:=IF([.K14]&lt;&gt;&quot;n/a&quot;; IF([.K14]&lt;&gt;&quot;&quot;; TEXT([.K14]; &quot;0.00&quot;);  &quot;&quot;); &quot;n/a&quot;)" office:value-type="string" office:string-value="95.37" calcext:value-type="string">
            <text:p>95.37</text:p>
          </table:table-cell>
          <table:table-cell table:style-name="ce127" table:formula="of:=IF([.M14]&lt;&gt;&quot;n/a&quot;; IF([.M14]&lt;&gt;&quot;&quot;; TEXT([.M14]; &quot;0.00&quot;);  &quot;&quot;); &quot;n/a&quot;)" office:value-type="string" office:string-value="96.60" calcext:value-type="string">
            <text:p>96.60</text:p>
          </table:table-cell>
          <table:table-cell table:style-name="ce129" table:formula="of:=IF([.O14]&lt;&gt;&quot;n/a&quot;; IF([.O14]&lt;&gt;&quot;&quot;; TEXT([.O14]; &quot;0.00&quot;);  &quot;&quot;); &quot;n/a&quot;)" office:value-type="string" office:string-value="94.19" calcext:value-type="string">
            <text:p>94.19</text:p>
          </table:table-cell>
          <table:table-cell table:style-name="ce159" table:formula="of:=IF([.Q14]&lt;&gt;&quot;n/a&quot;; IF([.Q14]&lt;&gt;&quot;&quot;; TEXT([.Q14]; &quot;0.00&quot;);  &quot;&quot;); &quot;n/a&quot;)" office:value-type="string" office:string-value="92.31" calcext:value-type="string">
            <text:p>92.31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UIE-large</text:p>
          </table:table-cell>
          <table:table-cell table:style-name="ce30" office:value-type="float" office:value="92.1012517184411" calcext:value-type="float">
            <text:p>92.10</text:p>
          </table:table-cell>
          <table:table-cell table:style-name="ce51" office:value-type="float" office:value="1.38393635447108" calcext:value-type="float">
            <text:p>1.38</text:p>
          </table:table-cell>
          <table:table-cell table:style-name="ce64" office:value-type="float" office:value="92.4991779084234" calcext:value-type="float">
            <text:p>92.50</text:p>
          </table:table-cell>
          <table:table-cell table:style-name="ce64" office:value-type="float" office:value="1.28129350089763" calcext:value-type="float">
            <text:p>1.28</text:p>
          </table:table-cell>
          <table:table-cell table:style-name="ce30" office:value-type="float" office:value="91.7180306734158" calcext:value-type="float">
            <text:p>91.72</text:p>
          </table:table-cell>
          <table:table-cell table:style-name="ce51" office:value-type="float" office:value="1.78682239281977" calcext:value-type="float">
            <text:p>1.79</text:p>
          </table:table-cell>
          <table:table-cell table:style-name="ce64" office:value-type="float" office:value="89.0785932173941" calcext:value-type="float">
            <text:p>89.08</text:p>
          </table:table-cell>
          <table:table-cell table:style-name="ce64" office:value-type="float" office:value="2.08831443312201" calcext:value-type="float">
            <text:p>2.09</text:p>
          </table:table-cell>
          <table:table-cell table:style-name="ce87"/>
          <table:table-cell table:style-name="ce64" office:value-type="float" office:value="95.9492342060721" calcext:value-type="float">
            <text:p>95.95</text:p>
          </table:table-cell>
          <table:table-cell table:style-name="ce64" office:value-type="float" office:value="1.14734917164757" calcext:value-type="float">
            <text:p>1.15</text:p>
          </table:table-cell>
          <table:table-cell table:style-name="ce30" office:value-type="float" office:value="96.3651097605491" calcext:value-type="float">
            <text:p>96.37</text:p>
          </table:table-cell>
          <table:table-cell table:style-name="ce51" office:value-type="float" office:value="1.12365720591948" calcext:value-type="float">
            <text:p>1.12</text:p>
          </table:table-cell>
          <table:table-cell table:style-name="ce64" office:value-type="float" office:value="95.5487498457138" calcext:value-type="float">
            <text:p>95.55</text:p>
          </table:table-cell>
          <table:table-cell table:style-name="ce64" office:value-type="float" office:value="1.57608244239976" calcext:value-type="float">
            <text:p>1.58</text:p>
          </table:table-cell>
          <table:table-cell table:style-name="ce30" office:value-type="float" office:value="92.5077920092735" calcext:value-type="float">
            <text:p>92.51</text:p>
          </table:table-cell>
          <table:table-cell table:style-name="ce51" office:value-type="float" office:value="1.97100719274428" calcext:value-type="float">
            <text:p>1.97</text:p>
          </table:table-cell>
          <table:table-cell table:style-name="ce107" table:number-columns-repeated="2"/>
          <table:table-cell table:style-name="ce118"/>
          <table:table-cell table:style-name="ce136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58" table:formula="of:=IF([.B15]&lt;&gt;&quot;n/a&quot;; IF([.B15]&lt;&gt;&quot;&quot;; TEXT([.B15]; &quot;0.00&quot;);  &quot;&quot;); &quot;n/a&quot;)" office:value-type="string" office:string-value="92.10" calcext:value-type="string">
            <text:p>92.10</text:p>
          </table:table-cell>
          <table:table-cell table:style-name="ce149" table:formula="of:=IF([.D15]&lt;&gt;&quot;n/a&quot;; IF([.D15]&lt;&gt;&quot;&quot;; TEXT([.D15]; &quot;0.00&quot;);  &quot;&quot;); &quot;n/a&quot;)" office:value-type="string" office:string-value="92.50" calcext:value-type="string">
            <text:p>92.50</text:p>
          </table:table-cell>
          <table:table-cell table:style-name="ce158" table:formula="of:=IF([.F15]&lt;&gt;&quot;n/a&quot;; IF([.F15]&lt;&gt;&quot;&quot;; TEXT([.F15]; &quot;0.00&quot;);  &quot;&quot;); &quot;n/a&quot;)" office:value-type="string" office:string-value="91.72" calcext:value-type="string">
            <text:p>91.72</text:p>
          </table:table-cell>
          <table:table-cell table:style-name="ce149" table:formula="of:=IF([.H15]&lt;&gt;&quot;n/a&quot;; IF([.H15]&lt;&gt;&quot;&quot;; TEXT([.H15]; &quot;0.00&quot;);  &quot;&quot;); &quot;n/a&quot;)" office:value-type="string" office:string-value="89.08" calcext:value-type="string">
            <text:p>89.08</text:p>
          </table:table-cell>
          <table:table-cell table:style-name="ce176"/>
          <table:table-cell table:style-name="ce145" table:formula="of:=IF([.K15]&lt;&gt;&quot;n/a&quot;; IF([.K15]&lt;&gt;&quot;&quot;; TEXT([.K15]; &quot;0.00&quot;);  &quot;&quot;); &quot;n/a&quot;)" office:value-type="string" office:string-value="95.95" calcext:value-type="string">
            <text:p>95.95</text:p>
          </table:table-cell>
          <table:table-cell table:style-name="ce158" table:formula="of:=IF([.M15]&lt;&gt;&quot;n/a&quot;; IF([.M15]&lt;&gt;&quot;&quot;; TEXT([.M15]; &quot;0.00&quot;);  &quot;&quot;); &quot;n/a&quot;)" office:value-type="string" office:string-value="96.37" calcext:value-type="string">
            <text:p>96.37</text:p>
          </table:table-cell>
          <table:table-cell table:style-name="ce145" table:formula="of:=IF([.O15]&lt;&gt;&quot;n/a&quot;; IF([.O15]&lt;&gt;&quot;&quot;; TEXT([.O15]; &quot;0.00&quot;);  &quot;&quot;); &quot;n/a&quot;)" office:value-type="string" office:string-value="95.55" calcext:value-type="string">
            <text:p>95.55</text:p>
          </table:table-cell>
          <table:table-cell table:style-name="ce160" table:formula="of:=IF([.Q15]&lt;&gt;&quot;n/a&quot;; IF([.Q15]&lt;&gt;&quot;&quot;; TEXT([.Q15]; &quot;0.00&quot;);  &quot;&quot;); &quot;n/a&quot;)" office:value-type="string" office:string-value="92.51" calcext:value-type="string">
            <text:p>92.51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39"/>
          <table:table-cell table:style-name="ce86"/>
          <table:table-cell table:style-name="ce71"/>
          <table:table-cell table:style-name="ce65"/>
          <table:table-cell table:style-name="ce39"/>
          <table:table-cell table:style-name="ce86"/>
          <table:table-cell table:style-name="ce71" table:number-columns-repeated="2"/>
          <table:table-cell table:style-name="ce94"/>
          <table:table-cell table:style-name="ce65"/>
          <table:table-cell table:style-name="ce71"/>
          <table:table-cell table:style-name="ce39"/>
          <table:table-cell table:style-name="ce86"/>
          <table:table-cell table:style-name="ce65"/>
          <table:table-cell table:style-name="ce71"/>
          <table:table-cell table:style-name="ce39"/>
          <table:table-cell table:style-name="ce86"/>
          <table:table-cell table:style-name="ce25" table:number-columns-repeated="2"/>
          <table:table-cell table:style-name="ce133"/>
          <table:table-cell table:style-name="ce46" table:formula="of:=IF([.A16]&lt;&gt;&quot;&quot;; [.A16]; &quot;&quot;)">
            <text:p/>
          </table:table-cell>
          <table:table-cell table:style-name="ce127" table:formula="of:=IF([.B16]&lt;&gt;&quot;n/a&quot;; IF([.B16]&lt;&gt;&quot;&quot;; TEXT([.B16]; &quot;0.00&quot;);  &quot;&quot;); &quot;n/a&quot;)">
            <text:p/>
          </table:table-cell>
          <table:table-cell table:style-name="ce129" table:formula="of:=IF([.D16]&lt;&gt;&quot;n/a&quot;; IF([.D16]&lt;&gt;&quot;&quot;; TEXT([.D16]; &quot;0.00&quot;);  &quot;&quot;); &quot;n/a&quot;)">
            <text:p/>
          </table:table-cell>
          <table:table-cell table:style-name="ce127" table:formula="of:=IF([.F16]&lt;&gt;&quot;n/a&quot;; IF([.F16]&lt;&gt;&quot;&quot;; TEXT([.F16]; &quot;0.00&quot;);  &quot;&quot;); &quot;n/a&quot;)">
            <text:p/>
          </table:table-cell>
          <table:table-cell table:style-name="ce129" table:formula="of:=IF([.H16]&lt;&gt;&quot;n/a&quot;; IF([.H16]&lt;&gt;&quot;&quot;; TEXT([.H16]; &quot;0.00&quot;);  &quot;&quot;); &quot;n/a&quot;)">
            <text:p/>
          </table:table-cell>
          <table:table-cell table:style-name="ce174"/>
          <table:table-cell table:style-name="ce129" table:formula="of:=IF([.K16]&lt;&gt;&quot;n/a&quot;; IF([.K16]&lt;&gt;&quot;&quot;; TEXT([.K16]; &quot;0.00&quot;);  &quot;&quot;); &quot;n/a&quot;)">
            <text:p/>
          </table:table-cell>
          <table:table-cell table:style-name="ce127" table:formula="of:=IF([.M16]&lt;&gt;&quot;n/a&quot;; IF([.M16]&lt;&gt;&quot;&quot;; TEXT([.M16]; &quot;0.00&quot;);  &quot;&quot;); &quot;n/a&quot;)">
            <text:p/>
          </table:table-cell>
          <table:table-cell table:style-name="ce129" table:formula="of:=IF([.O16]&lt;&gt;&quot;n/a&quot;; IF([.O16]&lt;&gt;&quot;&quot;; TEXT([.O16]; &quot;0.00&quot;);  &quot;&quot;); &quot;n/a&quot;)">
            <text:p/>
          </table:table-cell>
          <table:table-cell table:style-name="ce127" table:formula="of:=IF([.Q16]&lt;&gt;&quot;n/a&quot;; IF([.Q16]&lt;&gt;&quot;&quot;; TEXT([.Q16]; &quot;0.00&quot;);  &quot;&quot;); &quot;n/a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BGAD-B2B</text:p>
          </table:table-cell>
          <table:table-cell table:style-name="ce39" office:value-type="float" office:value="88.43" calcext:value-type="float">
            <text:p>88.43</text:p>
          </table:table-cell>
          <table:table-cell table:style-name="ce86"/>
          <table:table-cell table:style-name="ce71" office:value-type="float" office:value="94.35" calcext:value-type="float">
            <text:p>94.35</text:p>
          </table:table-cell>
          <table:table-cell table:style-name="ce65"/>
          <table:table-cell table:style-name="ce39" office:value-type="float" office:value="83.2" calcext:value-type="float">
            <text:p>83.20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3.72" calcext:value-type="float">
            <text:p>93.72</text:p>
          </table:table-cell>
          <table:table-cell table:style-name="ce71"/>
          <table:table-cell table:style-name="ce39" office:value-type="float" office:value="100" calcext:value-type="float">
            <text:p>100.00</text:p>
          </table:table-cell>
          <table:table-cell table:style-name="ce86"/>
          <table:table-cell table:style-name="ce65" office:value-type="float" office:value="88.18" calcext:value-type="float">
            <text:p>88.18</text:p>
          </table:table-cell>
          <table:table-cell table:style-name="ce71"/>
          <table:table-cell table:style-name="ce39" office:value-type="float" office:value="90.49" calcext:value-type="float">
            <text:p>90.49</text:p>
          </table:table-cell>
          <table:table-cell table:style-name="ce86"/>
          <table:table-cell table:style-name="ce25" table:number-columns-repeated="2"/>
          <table:table-cell table:style-name="ce133"/>
          <table:table-cell table:style-name="ce46" table:formula="of:=IF([.A17]&lt;&gt;&quot;&quot;; [.A17]; &quot;&quot;)" office:value-type="string" office:string-value="BGAD-B2B" calcext:value-type="string">
            <text:p>BGAD-B2B</text:p>
          </table:table-cell>
          <table:table-cell table:style-name="ce127" table:formula="of:=IF([.B17]&lt;&gt;&quot;n/a&quot;; IF([.B17]&lt;&gt;&quot;&quot;; TEXT([.B17]; &quot;0.00&quot;);  &quot;&quot;); &quot;n/a&quot;)" office:value-type="string" office:string-value="88.43" calcext:value-type="string">
            <text:p>88.43</text:p>
          </table:table-cell>
          <table:table-cell table:style-name="ce146" table:formula="of:=IF([.D17]&lt;&gt;&quot;n/a&quot;; IF([.D17]&lt;&gt;&quot;&quot;; TEXT([.D17]; &quot;0.00&quot;);  &quot;&quot;); &quot;n/a&quot;)" office:value-type="string" office:string-value="94.35" calcext:value-type="string">
            <text:p>94.35</text:p>
          </table:table-cell>
          <table:table-cell table:style-name="ce127" table:formula="of:=IF([.F17]&lt;&gt;&quot;n/a&quot;; IF([.F17]&lt;&gt;&quot;&quot;; TEXT([.F17]; &quot;0.00&quot;);  &quot;&quot;); &quot;n/a&quot;)" office:value-type="string" office:string-value="83.20" calcext:value-type="string">
            <text:p>83.20</text:p>
          </table:table-cell>
          <table:table-cell table:style-name="ce129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17]&lt;&gt;&quot;n/a&quot;; IF([.K17]&lt;&gt;&quot;&quot;; TEXT([.K17]; &quot;0.00&quot;);  &quot;&quot;); &quot;n/a&quot;)" office:value-type="string" office:string-value="93.72" calcext:value-type="string">
            <text:p>93.72</text:p>
          </table:table-cell>
          <table:table-cell table:style-name="ce159" table:formula="of:=IF([.M17]&lt;&gt;&quot;n/a&quot;; IF([.M17]&lt;&gt;&quot;&quot;; TEXT([.M17]; &quot;0.00&quot;);  &quot;&quot;); &quot;n/a&quot;)" office:value-type="string" office:string-value="100.00" calcext:value-type="string">
            <text:p>100.00</text:p>
          </table:table-cell>
          <table:table-cell table:style-name="ce129" table:formula="of:=IF([.O17]&lt;&gt;&quot;n/a&quot;; IF([.O17]&lt;&gt;&quot;&quot;; TEXT([.O17]; &quot;0.00&quot;);  &quot;&quot;); &quot;n/a&quot;)" office:value-type="string" office:string-value="88.18" calcext:value-type="string">
            <text:p>88.18</text:p>
          </table:table-cell>
          <table:table-cell table:style-name="ce127" table:formula="of:=IF([.Q17]&lt;&gt;&quot;n/a&quot;; IF([.Q17]&lt;&gt;&quot;&quot;; TEXT([.Q17]; &quot;0.00&quot;);  &quot;&quot;); &quot;n/a&quot;)" office:value-type="string" office:string-value="90.49" calcext:value-type="string">
            <text:p>90.49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<text:span text:style-name="T1">BGAD-</text:span>DateBERT</text:p>
          </table:table-cell>
          <table:table-cell table:style-name="ce39" office:value-type="float" office:value="90.97" calcext:value-type="float">
            <text:p>90.97</text:p>
          </table:table-cell>
          <table:table-cell table:style-name="ce86"/>
          <table:table-cell table:style-name="ce71" office:value-type="float" office:value="90.15" calcext:value-type="float">
            <text:p>90.15</text:p>
          </table:table-cell>
          <table:table-cell table:style-name="ce65"/>
          <table:table-cell table:style-name="ce39" office:value-type="float" office:value="91.81" calcext:value-type="float">
            <text:p>91.81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6.24" calcext:value-type="float">
            <text:p>96.24</text:p>
          </table:table-cell>
          <table:table-cell table:style-name="ce71"/>
          <table:table-cell table:style-name="ce39" office:value-type="float" office:value="95.37" calcext:value-type="float">
            <text:p>95.37</text:p>
          </table:table-cell>
          <table:table-cell table:style-name="ce86"/>
          <table:table-cell table:style-name="ce65" office:value-type="float" office:value="97.13" calcext:value-type="float">
            <text:p>97.13</text:p>
          </table:table-cell>
          <table:table-cell table:style-name="ce71"/>
          <table:table-cell table:style-name="ce39" office:value-type="float" office:value="95.07" calcext:value-type="float">
            <text:p>95.07</text:p>
          </table:table-cell>
          <table:table-cell table:style-name="ce86"/>
          <table:table-cell table:style-name="ce25"/>
          <table:table-cell table:style-name="ce108" table:number-columns-repeated="2"/>
          <table:table-cell table:style-name="ce119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27" table:formula="of:=IF([.B18]&lt;&gt;&quot;n/a&quot;; IF([.B18]&lt;&gt;&quot;&quot;; TEXT([.B18]; &quot;0.00&quot;);  &quot;&quot;); &quot;n/a&quot;)" office:value-type="string" office:string-value="90.97" calcext:value-type="string">
            <text:p>90.97</text:p>
          </table:table-cell>
          <table:table-cell table:style-name="ce129" table:formula="of:=IF([.D18]&lt;&gt;&quot;n/a&quot;; IF([.D18]&lt;&gt;&quot;&quot;; TEXT([.D18]; &quot;0.00&quot;);  &quot;&quot;); &quot;n/a&quot;)" office:value-type="string" office:string-value="90.15" calcext:value-type="string">
            <text:p>90.15</text:p>
          </table:table-cell>
          <table:table-cell table:style-name="ce127" table:formula="of:=IF([.F18]&lt;&gt;&quot;n/a&quot;; IF([.F18]&lt;&gt;&quot;&quot;; TEXT([.F18]; &quot;0.00&quot;);  &quot;&quot;); &quot;n/a&quot;)" office:value-type="string" office:string-value="91.81" calcext:value-type="string">
            <text:p>91.81</text:p>
          </table:table-cell>
          <table:table-cell table:style-name="ce129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75"/>
          <table:table-cell table:style-name="ce129" table:formula="of:=IF([.K18]&lt;&gt;&quot;n/a&quot;; IF([.K18]&lt;&gt;&quot;&quot;; TEXT([.K18]; &quot;0.00&quot;);  &quot;&quot;); &quot;n/a&quot;)" office:value-type="string" office:string-value="96.24" calcext:value-type="string">
            <text:p>96.24</text:p>
          </table:table-cell>
          <table:table-cell table:style-name="ce127" table:formula="of:=IF([.M18]&lt;&gt;&quot;n/a&quot;; IF([.M18]&lt;&gt;&quot;&quot;; TEXT([.M18]; &quot;0.00&quot;);  &quot;&quot;); &quot;n/a&quot;)" office:value-type="string" office:string-value="95.37" calcext:value-type="string">
            <text:p>95.37</text:p>
          </table:table-cell>
          <table:table-cell table:style-name="ce129" table:formula="of:=IF([.O18]&lt;&gt;&quot;n/a&quot;; IF([.O18]&lt;&gt;&quot;&quot;; TEXT([.O18]; &quot;0.00&quot;);  &quot;&quot;); &quot;n/a&quot;)" office:value-type="string" office:string-value="97.13" calcext:value-type="string">
            <text:p>97.13</text:p>
          </table:table-cell>
          <table:table-cell table:style-name="ce159" table:formula="of:=IF([.Q18]&lt;&gt;&quot;n/a&quot;; IF([.Q18]&lt;&gt;&quot;&quot;; TEXT([.Q18]; &quot;0.00&quot;);  &quot;&quot;); &quot;n/a&quot;)" office:value-type="string" office:string-value="95.07" calcext:value-type="string">
            <text:p>95.07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5" office:value-type="string" calcext:value-type="string">
            <text:p>HeidelTime</text:p>
          </table:table-cell>
          <table:table-cell table:style-name="ce39" office:value-type="float" office:value="80.37" calcext:value-type="float">
            <text:p>80.37</text:p>
          </table:table-cell>
          <table:table-cell table:style-name="ce86"/>
          <table:table-cell table:style-name="ce71" office:value-type="float" office:value="89.58" calcext:value-type="float">
            <text:p>89.58</text:p>
          </table:table-cell>
          <table:table-cell table:style-name="ce71"/>
          <table:table-cell table:style-name="ce39" office:value-type="float" office:value="72.88" calcext:value-type="float">
            <text:p>72.88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71" office:value-type="float" office:value="85.98" calcext:value-type="float">
            <text:p>85.98</text:p>
          </table:table-cell>
          <table:table-cell table:style-name="ce71"/>
          <table:table-cell table:style-name="ce39" office:value-type="float" office:value="95.83" calcext:value-type="float">
            <text:p>95.83</text:p>
          </table:table-cell>
          <table:table-cell table:style-name="ce86"/>
          <table:table-cell table:style-name="ce71" office:value-type="float" office:value="77.97" calcext:value-type="float">
            <text:p>77.97</text:p>
          </table:table-cell>
          <table:table-cell table:style-name="ce71"/>
          <table:table-cell table:style-name="ce39" office:value-type="float" office:value="84.38" calcext:value-type="float">
            <text:p>84.38</text:p>
          </table:table-cell>
          <table:table-cell table:style-name="ce86"/>
          <table:table-cell table:style-name="ce43" table:number-columns-repeated="2"/>
          <table:table-cell table:style-name="ce115"/>
          <table:table-cell table:style-name="ce46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27" table:formula="of:=IF([.B19]&lt;&gt;&quot;n/a&quot;; IF([.B19]&lt;&gt;&quot;&quot;; TEXT([.B19]; &quot;0.00&quot;);  &quot;&quot;); &quot;n/a&quot;)" office:value-type="string" office:string-value="80.37" calcext:value-type="string">
            <text:p>80.37</text:p>
          </table:table-cell>
          <table:table-cell table:style-name="ce129" table:formula="of:=IF([.D19]&lt;&gt;&quot;n/a&quot;; IF([.D19]&lt;&gt;&quot;&quot;; TEXT([.D19]; &quot;0.00&quot;);  &quot;&quot;); &quot;n/a&quot;)" office:value-type="string" office:string-value="89.58" calcext:value-type="string">
            <text:p>89.58</text:p>
          </table:table-cell>
          <table:table-cell table:style-name="ce127" table:formula="of:=IF([.F19]&lt;&gt;&quot;n/a&quot;; IF([.F19]&lt;&gt;&quot;&quot;; TEXT([.F19]; &quot;0.00&quot;);  &quot;&quot;); &quot;n/a&quot;)" office:value-type="string" office:string-value="72.88" calcext:value-type="string">
            <text:p>72.88</text:p>
          </table:table-cell>
          <table:table-cell table:style-name="ce129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19]&lt;&gt;&quot;n/a&quot;; IF([.K19]&lt;&gt;&quot;&quot;; TEXT([.K19]; &quot;0.00&quot;);  &quot;&quot;); &quot;n/a&quot;)" office:value-type="string" office:string-value="85.98" calcext:value-type="string">
            <text:p>85.98</text:p>
          </table:table-cell>
          <table:table-cell table:style-name="ce127" table:formula="of:=IF([.M19]&lt;&gt;&quot;n/a&quot;; IF([.M19]&lt;&gt;&quot;&quot;; TEXT([.M19]; &quot;0.00&quot;);  &quot;&quot;); &quot;n/a&quot;)" office:value-type="string" office:string-value="95.83" calcext:value-type="string">
            <text:p>95.83</text:p>
          </table:table-cell>
          <table:table-cell table:style-name="ce129" table:formula="of:=IF([.O19]&lt;&gt;&quot;n/a&quot;; IF([.O19]&lt;&gt;&quot;&quot;; TEXT([.O19]; &quot;0.00&quot;);  &quot;&quot;); &quot;n/a&quot;)" office:value-type="string" office:string-value="77.97" calcext:value-type="string">
            <text:p>77.97</text:p>
          </table:table-cell>
          <table:table-cell table:style-name="ce127" table:formula="of:=IF([.Q19]&lt;&gt;&quot;n/a&quot;; IF([.Q19]&lt;&gt;&quot;&quot;; TEXT([.Q19]; &quot;0.00&quot;);  &quot;&quot;); &quot;n/a&quot;)" office:value-type="string" office:string-value="84.38" calcext:value-type="string">
            <text:p>84.38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1" office:value-type="string" calcext:value-type="string">
            <text:p>UWTime</text:p>
          </table:table-cell>
          <table:table-cell table:style-name="ce39" office:value-type="float" office:value="79.44" calcext:value-type="float">
            <text:p>79.44</text:p>
          </table:table-cell>
          <table:table-cell table:style-name="ce86"/>
          <table:table-cell table:style-name="ce71" office:value-type="float" office:value="88.54" calcext:value-type="float">
            <text:p>88.54</text:p>
          </table:table-cell>
          <table:table-cell table:style-name="ce65"/>
          <table:table-cell table:style-name="ce39" office:value-type="float" office:value="72.03" calcext:value-type="float">
            <text:p>72.03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86.92" calcext:value-type="float">
            <text:p>86.92</text:p>
          </table:table-cell>
          <table:table-cell table:style-name="ce71"/>
          <table:table-cell table:style-name="ce39" office:value-type="float" office:value="96.88" calcext:value-type="float">
            <text:p>96.88</text:p>
          </table:table-cell>
          <table:table-cell table:style-name="ce86"/>
          <table:table-cell table:style-name="ce65" office:value-type="float" office:value="78.81" calcext:value-type="float">
            <text:p>78.81</text:p>
          </table:table-cell>
          <table:table-cell table:style-name="ce71"/>
          <table:table-cell table:style-name="ce39" office:value-type="float" office:value="79.43" calcext:value-type="float">
            <text:p>79.43</text:p>
          </table:table-cell>
          <table:table-cell table:style-name="ce86"/>
          <table:table-cell table:style-name="ce25" table:number-columns-repeated="2"/>
          <table:table-cell table:style-name="ce133"/>
          <table:table-cell table:style-name="ce125" table:formula="of:=IF([.A20]&lt;&gt;&quot;&quot;; [.A20]; &quot;&quot;)" office:value-type="string" office:string-value="UWTime" calcext:value-type="string">
            <text:p>UWTime</text:p>
          </table:table-cell>
          <table:table-cell table:style-name="ce127" table:formula="of:=IF([.B20]&lt;&gt;&quot;n/a&quot;; IF([.B20]&lt;&gt;&quot;&quot;; TEXT([.B20]; &quot;0.00&quot;);  &quot;&quot;); &quot;n/a&quot;)" office:value-type="string" office:string-value="79.44" calcext:value-type="string">
            <text:p>79.44</text:p>
          </table:table-cell>
          <table:table-cell table:style-name="ce129" table:formula="of:=IF([.D20]&lt;&gt;&quot;n/a&quot;; IF([.D20]&lt;&gt;&quot;&quot;; TEXT([.D20]; &quot;0.00&quot;);  &quot;&quot;); &quot;n/a&quot;)" office:value-type="string" office:string-value="88.54" calcext:value-type="string">
            <text:p>88.54</text:p>
          </table:table-cell>
          <table:table-cell table:style-name="ce127" table:formula="of:=IF([.F20]&lt;&gt;&quot;n/a&quot;; IF([.F20]&lt;&gt;&quot;&quot;; TEXT([.F20]; &quot;0.00&quot;);  &quot;&quot;); &quot;n/a&quot;)" office:value-type="string" office:string-value="72.03" calcext:value-type="string">
            <text:p>72.03</text:p>
          </table:table-cell>
          <table:table-cell table:style-name="ce129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0]&lt;&gt;&quot;n/a&quot;; IF([.K20]&lt;&gt;&quot;&quot;; TEXT([.K20]; &quot;0.00&quot;);  &quot;&quot;); &quot;n/a&quot;)" office:value-type="string" office:string-value="86.92" calcext:value-type="string">
            <text:p>86.92</text:p>
          </table:table-cell>
          <table:table-cell table:style-name="ce159" table:formula="of:=IF([.M20]&lt;&gt;&quot;n/a&quot;; IF([.M20]&lt;&gt;&quot;&quot;; TEXT([.M20]; &quot;0.00&quot;);  &quot;&quot;); &quot;n/a&quot;)" office:value-type="string" office:string-value="96.88" calcext:value-type="string">
            <text:p>96.88</text:p>
          </table:table-cell>
          <table:table-cell table:style-name="ce129" table:formula="of:=IF([.O20]&lt;&gt;&quot;n/a&quot;; IF([.O20]&lt;&gt;&quot;&quot;; TEXT([.O20]; &quot;0.00&quot;);  &quot;&quot;); &quot;n/a&quot;)" office:value-type="string" office:string-value="78.81" calcext:value-type="string">
            <text:p>78.81</text:p>
          </table:table-cell>
          <table:table-cell table:style-name="ce127" table:formula="of:=IF([.Q20]&lt;&gt;&quot;n/a&quot;; IF([.Q20]&lt;&gt;&quot;&quot;; TEXT([.Q20]; &quot;0.00&quot;);  &quot;&quot;); &quot;n/a&quot;)" office:value-type="string" office:string-value="79.43" calcext:value-type="string">
            <text:p>79.43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Syntime</text:p>
          </table:table-cell>
          <table:table-cell table:style-name="ce39" office:value-type="float" office:value="91.77" calcext:value-type="float">
            <text:p>91.77</text:p>
          </table:table-cell>
          <table:table-cell table:style-name="ce86"/>
          <table:table-cell table:style-name="ce71" office:value-type="float" office:value="89.2" calcext:value-type="float">
            <text:p>89.20</text:p>
          </table:table-cell>
          <table:table-cell table:style-name="ce65"/>
          <table:table-cell table:style-name="ce39" office:value-type="float" office:value="94.49" calcext:value-type="float">
            <text:p>94.49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5.88" calcext:value-type="float">
            <text:p>95.88</text:p>
          </table:table-cell>
          <table:table-cell table:style-name="ce71"/>
          <table:table-cell table:style-name="ce39" office:value-type="float" office:value="93.2" calcext:value-type="float">
            <text:p>93.20</text:p>
          </table:table-cell>
          <table:table-cell table:style-name="ce86"/>
          <table:table-cell table:style-name="ce65" office:value-type="float" office:value="98.78" calcext:value-type="float">
            <text:p>98.78</text:p>
          </table:table-cell>
          <table:table-cell table:style-name="ce71"/>
          <table:table-cell table:style-name="ce39" office:value-type="string" calcext:value-type="string">
            <text:p>n/a</text:p>
          </table:table-cell>
          <table:table-cell table:style-name="ce86"/>
          <table:table-cell table:style-name="ce25" table:number-columns-repeated="2"/>
          <table:table-cell table:style-name="ce133"/>
          <table:table-cell table:style-name="ce46" table:formula="of:=IF([.A21]&lt;&gt;&quot;&quot;; [.A21]; &quot;&quot;)" office:value-type="string" office:string-value="Syntime" calcext:value-type="string">
            <text:p>Syntime</text:p>
          </table:table-cell>
          <table:table-cell table:style-name="ce127" table:formula="of:=IF([.B21]&lt;&gt;&quot;n/a&quot;; IF([.B21]&lt;&gt;&quot;&quot;; TEXT([.B21]; &quot;0.00&quot;);  &quot;&quot;); &quot;n/a&quot;)" office:value-type="string" office:string-value="91.77" calcext:value-type="string">
            <text:p>91.77</text:p>
          </table:table-cell>
          <table:table-cell table:style-name="ce129" table:formula="of:=IF([.D21]&lt;&gt;&quot;n/a&quot;; IF([.D21]&lt;&gt;&quot;&quot;; TEXT([.D21]; &quot;0.00&quot;);  &quot;&quot;); &quot;n/a&quot;)" office:value-type="string" office:string-value="89.20" calcext:value-type="string">
            <text:p>89.20</text:p>
          </table:table-cell>
          <table:table-cell table:style-name="ce159" table:formula="of:=IF([.F21]&lt;&gt;&quot;n/a&quot;; IF([.F21]&lt;&gt;&quot;&quot;; TEXT([.F21]; &quot;0.00&quot;);  &quot;&quot;); &quot;n/a&quot;)" office:value-type="string" office:string-value="94.49" calcext:value-type="string">
            <text:p>94.49</text:p>
          </table:table-cell>
          <table:table-cell table:style-name="ce129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1]&lt;&gt;&quot;n/a&quot;; IF([.K21]&lt;&gt;&quot;&quot;; TEXT([.K21]; &quot;0.00&quot;);  &quot;&quot;); &quot;n/a&quot;)" office:value-type="string" office:string-value="95.88" calcext:value-type="string">
            <text:p>95.88</text:p>
          </table:table-cell>
          <table:table-cell table:style-name="ce127" table:formula="of:=IF([.M21]&lt;&gt;&quot;n/a&quot;; IF([.M21]&lt;&gt;&quot;&quot;; TEXT([.M21]; &quot;0.00&quot;);  &quot;&quot;); &quot;n/a&quot;)" office:value-type="string" office:string-value="93.20" calcext:value-type="string">
            <text:p>93.20</text:p>
          </table:table-cell>
          <table:table-cell table:style-name="ce146" table:formula="of:=IF([.O21]&lt;&gt;&quot;n/a&quot;; IF([.O21]&lt;&gt;&quot;&quot;; TEXT([.O21]; &quot;0.00&quot;);  &quot;&quot;); &quot;n/a&quot;)" office:value-type="string" office:string-value="98.78" calcext:value-type="string">
            <text:p>98.78</text:p>
          </table:table-cell>
          <table:table-cell table:style-name="ce127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TOMN</text:p>
          </table:table-cell>
          <table:table-cell table:style-name="ce39" office:value-type="float" office:value="92.56" calcext:value-type="float">
            <text:p>92.56</text:p>
          </table:table-cell>
          <table:table-cell table:style-name="ce86"/>
          <table:table-cell table:style-name="ce71" office:value-type="float" office:value="90.69" calcext:value-type="float">
            <text:p>90.69</text:p>
          </table:table-cell>
          <table:table-cell table:style-name="ce65"/>
          <table:table-cell table:style-name="ce39" office:value-type="float" office:value="94.51" calcext:value-type="float">
            <text:p>94.51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5.45" calcext:value-type="float">
            <text:p>95.45</text:p>
          </table:table-cell>
          <table:table-cell table:style-name="ce71"/>
          <table:table-cell table:style-name="ce39" office:value-type="float" office:value="93.52" calcext:value-type="float">
            <text:p>93.52</text:p>
          </table:table-cell>
          <table:table-cell table:style-name="ce86"/>
          <table:table-cell table:style-name="ce65" office:value-type="float" office:value="97.47" calcext:value-type="float">
            <text:p>97.47</text:p>
          </table:table-cell>
          <table:table-cell table:style-name="ce71"/>
          <table:table-cell table:style-name="ce39" office:value-type="string" calcext:value-type="string">
            <text:p>n/a</text:p>
          </table:table-cell>
          <table:table-cell table:style-name="ce86"/>
          <table:table-cell table:style-name="ce25" table:number-columns-repeated="2"/>
          <table:table-cell table:style-name="ce133"/>
          <table:table-cell table:style-name="ce46" table:formula="of:=IF([.A22]&lt;&gt;&quot;&quot;; [.A22]; &quot;&quot;)" office:value-type="string" office:string-value="TOMN" calcext:value-type="string">
            <text:p>TOMN</text:p>
          </table:table-cell>
          <table:table-cell table:style-name="ce159" table:formula="of:=IF([.B22]&lt;&gt;&quot;n/a&quot;; IF([.B22]&lt;&gt;&quot;&quot;; TEXT([.B22]; &quot;0.00&quot;);  &quot;&quot;); &quot;n/a&quot;)" office:value-type="string" office:string-value="92.56" calcext:value-type="string">
            <text:p>92.56</text:p>
          </table:table-cell>
          <table:table-cell table:style-name="ce129" table:formula="of:=IF([.D22]&lt;&gt;&quot;n/a&quot;; IF([.D22]&lt;&gt;&quot;&quot;; TEXT([.D22]; &quot;0.00&quot;);  &quot;&quot;); &quot;n/a&quot;)" office:value-type="string" office:string-value="90.69" calcext:value-type="string">
            <text:p>90.69</text:p>
          </table:table-cell>
          <table:table-cell table:style-name="ce159" table:formula="of:=IF([.F22]&lt;&gt;&quot;n/a&quot;; IF([.F22]&lt;&gt;&quot;&quot;; TEXT([.F22]; &quot;0.00&quot;);  &quot;&quot;); &quot;n/a&quot;)" office:value-type="string" office:string-value="94.51" calcext:value-type="string">
            <text:p>94.51</text:p>
          </table:table-cell>
          <table:table-cell table:style-name="ce129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29" table:formula="of:=IF([.K22]&lt;&gt;&quot;n/a&quot;; IF([.K22]&lt;&gt;&quot;&quot;; TEXT([.K22]; &quot;0.00&quot;);  &quot;&quot;); &quot;n/a&quot;)" office:value-type="string" office:string-value="95.45" calcext:value-type="string">
            <text:p>95.45</text:p>
          </table:table-cell>
          <table:table-cell table:style-name="ce127" table:formula="of:=IF([.M22]&lt;&gt;&quot;n/a&quot;; IF([.M22]&lt;&gt;&quot;&quot;; TEXT([.M22]; &quot;0.00&quot;);  &quot;&quot;); &quot;n/a&quot;)" office:value-type="string" office:string-value="93.52" calcext:value-type="string">
            <text:p>93.52</text:p>
          </table:table-cell>
          <table:table-cell table:style-name="ce129" table:formula="of:=IF([.O22]&lt;&gt;&quot;n/a&quot;; IF([.O22]&lt;&gt;&quot;&quot;; TEXT([.O22]; &quot;0.00&quot;);  &quot;&quot;); &quot;n/a&quot;)" office:value-type="string" office:string-value="97.47" calcext:value-type="string">
            <text:p>97.47</text:p>
          </table:table-cell>
          <table:table-cell table:style-name="ce127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PTime</text:p>
          </table:table-cell>
          <table:table-cell table:style-name="ce39" office:value-type="float" office:value="93.5" calcext:value-type="float">
            <text:p>93.50</text:p>
          </table:table-cell>
          <table:table-cell table:style-name="ce86"/>
          <table:table-cell table:style-name="ce71" office:value-type="float" office:value="92.92" calcext:value-type="float">
            <text:p>92.92</text:p>
          </table:table-cell>
          <table:table-cell table:style-name="ce65"/>
          <table:table-cell table:style-name="ce39" office:value-type="float" office:value="94.09" calcext:value-type="float">
            <text:p>94.09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8.53" calcext:value-type="float">
            <text:p>98.53</text:p>
          </table:table-cell>
          <table:table-cell table:style-name="ce71"/>
          <table:table-cell table:style-name="ce39" office:value-type="float" office:value="97.92" calcext:value-type="float">
            <text:p>97.92</text:p>
          </table:table-cell>
          <table:table-cell table:style-name="ce86"/>
          <table:table-cell table:style-name="ce65" office:value-type="float" office:value="99.16" calcext:value-type="float">
            <text:p>99.16</text:p>
          </table:table-cell>
          <table:table-cell table:style-name="ce71"/>
          <table:table-cell table:style-name="ce39" office:value-type="string" calcext:value-type="string">
            <text:p>n/a</text:p>
          </table:table-cell>
          <table:table-cell table:style-name="ce86"/>
          <table:table-cell table:style-name="ce25" table:number-columns-repeated="2"/>
          <table:table-cell table:style-name="ce133"/>
          <table:table-cell table:style-name="ce46" table:formula="of:=IF([.A23]&lt;&gt;&quot;&quot;; [.A23]; &quot;&quot;)" office:value-type="string" office:string-value="PTime" calcext:value-type="string">
            <text:p>PTime</text:p>
          </table:table-cell>
          <table:table-cell table:style-name="ce159" table:formula="of:=IF([.B23]&lt;&gt;&quot;n/a&quot;; IF([.B23]&lt;&gt;&quot;&quot;; TEXT([.B23]; &quot;0.00&quot;);  &quot;&quot;); &quot;n/a&quot;)" office:value-type="string" office:string-value="93.50" calcext:value-type="string">
            <text:p>93.50</text:p>
          </table:table-cell>
          <table:table-cell table:style-name="ce146" table:formula="of:=IF([.D23]&lt;&gt;&quot;n/a&quot;; IF([.D23]&lt;&gt;&quot;&quot;; TEXT([.D23]; &quot;0.00&quot;);  &quot;&quot;); &quot;n/a&quot;)" office:value-type="string" office:string-value="92.92" calcext:value-type="string">
            <text:p>92.92</text:p>
          </table:table-cell>
          <table:table-cell table:style-name="ce127" table:formula="of:=IF([.F23]&lt;&gt;&quot;n/a&quot;; IF([.F23]&lt;&gt;&quot;&quot;; TEXT([.F23]; &quot;0.00&quot;);  &quot;&quot;); &quot;n/a&quot;)" office:value-type="string" office:string-value="94.09" calcext:value-type="string">
            <text:p>94.09</text:p>
          </table:table-cell>
          <table:table-cell table:style-name="ce129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74"/>
          <table:table-cell table:style-name="ce146" table:formula="of:=IF([.K23]&lt;&gt;&quot;n/a&quot;; IF([.K23]&lt;&gt;&quot;&quot;; TEXT([.K23]; &quot;0.00&quot;);  &quot;&quot;); &quot;n/a&quot;)" office:value-type="string" office:string-value="98.53" calcext:value-type="string">
            <text:p>98.53</text:p>
          </table:table-cell>
          <table:table-cell table:style-name="ce159" table:formula="of:=IF([.M23]&lt;&gt;&quot;n/a&quot;; IF([.M23]&lt;&gt;&quot;&quot;; TEXT([.M23]; &quot;0.00&quot;);  &quot;&quot;); &quot;n/a&quot;)" office:value-type="string" office:string-value="97.92" calcext:value-type="string">
            <text:p>97.92</text:p>
          </table:table-cell>
          <table:table-cell table:style-name="ce146" table:formula="of:=IF([.O23]&lt;&gt;&quot;n/a&quot;; IF([.O23]&lt;&gt;&quot;&quot;; TEXT([.O23]; &quot;0.00&quot;);  &quot;&quot;); &quot;n/a&quot;)" office:value-type="string" office:string-value="99.16" calcext:value-type="string">
            <text:p>99.16</text:p>
          </table:table-cell>
          <table:table-cell table:style-name="ce127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BERT-time</text:p>
          </table:table-cell>
          <table:table-cell table:style-name="ce39" office:value-type="float" office:value="93.56" calcext:value-type="float">
            <text:p>93.56</text:p>
          </table:table-cell>
          <table:table-cell table:style-name="ce86"/>
          <table:table-cell table:style-name="ce71" office:value-type="float" office:value="92.21" calcext:value-type="float">
            <text:p>92.21</text:p>
          </table:table-cell>
          <table:table-cell table:style-name="ce65"/>
          <table:table-cell table:style-name="ce39" office:value-type="float" office:value="94.94" calcext:value-type="float">
            <text:p>94.94</text:p>
          </table:table-cell>
          <table:table-cell table:style-name="ce86"/>
          <table:table-cell table:number-columns-repeated="2" table:style-name="ce71" office:value-type="string" calcext:value-type="string">
            <text:p>n/a</text:p>
          </table:table-cell>
          <table:table-cell table:style-name="ce94"/>
          <table:table-cell table:style-name="ce65" office:value-type="float" office:value="96.47" calcext:value-type="float">
            <text:p>96.47</text:p>
          </table:table-cell>
          <table:table-cell table:style-name="ce71"/>
          <table:table-cell table:style-name="ce39" office:value-type="float" office:value="95.08" calcext:value-type="float">
            <text:p>95.08</text:p>
          </table:table-cell>
          <table:table-cell table:style-name="ce86"/>
          <table:table-cell table:style-name="ce65" office:value-type="float" office:value="97.89" calcext:value-type="float">
            <text:p>97.89</text:p>
          </table:table-cell>
          <table:table-cell table:style-name="ce71"/>
          <table:table-cell table:style-name="ce39" office:value-type="string" calcext:value-type="string">
            <text:p>n/a</text:p>
          </table:table-cell>
          <table:table-cell table:style-name="ce86"/>
          <table:table-cell table:style-name="ce25"/>
          <table:table-cell table:style-name="ce108" table:number-columns-repeated="2"/>
          <table:table-cell table:style-name="ce119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59" table:formula="of:=IF([.B24]&lt;&gt;&quot;n/a&quot;; IF([.B24]&lt;&gt;&quot;&quot;; TEXT([.B24]; &quot;0.00&quot;);  &quot;&quot;); &quot;n/a&quot;)" office:value-type="string" office:string-value="93.56" calcext:value-type="string">
            <text:p>93.56</text:p>
          </table:table-cell>
          <table:table-cell table:style-name="ce129" table:formula="of:=IF([.D24]&lt;&gt;&quot;n/a&quot;; IF([.D24]&lt;&gt;&quot;&quot;; TEXT([.D24]; &quot;0.00&quot;);  &quot;&quot;); &quot;n/a&quot;)" office:value-type="string" office:string-value="92.21" calcext:value-type="string">
            <text:p>92.21</text:p>
          </table:table-cell>
          <table:table-cell table:style-name="ce159" table:formula="of:=IF([.F24]&lt;&gt;&quot;n/a&quot;; IF([.F24]&lt;&gt;&quot;&quot;; TEXT([.F24]; &quot;0.00&quot;);  &quot;&quot;); &quot;n/a&quot;)" office:value-type="string" office:string-value="94.94" calcext:value-type="string">
            <text:p>94.94</text:p>
          </table:table-cell>
          <table:table-cell table:style-name="ce129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175"/>
          <table:table-cell table:style-name="ce146" table:formula="of:=IF([.K24]&lt;&gt;&quot;n/a&quot;; IF([.K24]&lt;&gt;&quot;&quot;; TEXT([.K24]; &quot;0.00&quot;);  &quot;&quot;); &quot;n/a&quot;)" office:value-type="string" office:string-value="96.47" calcext:value-type="string">
            <text:p>96.47</text:p>
          </table:table-cell>
          <table:table-cell table:style-name="ce127" table:formula="of:=IF([.M24]&lt;&gt;&quot;n/a&quot;; IF([.M24]&lt;&gt;&quot;&quot;; TEXT([.M24]; &quot;0.00&quot;);  &quot;&quot;); &quot;n/a&quot;)" office:value-type="string" office:string-value="95.08" calcext:value-type="string">
            <text:p>95.08</text:p>
          </table:table-cell>
          <table:table-cell table:style-name="ce129" table:formula="of:=IF([.O24]&lt;&gt;&quot;n/a&quot;; IF([.O24]&lt;&gt;&quot;&quot;; TEXT([.O24]; &quot;0.00&quot;);  &quot;&quot;); &quot;n/a&quot;)" office:value-type="string" office:string-value="97.89" calcext:value-type="string">
            <text:p>97.89</text:p>
          </table:table-cell>
          <table:table-cell table:style-name="ce127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7"/>
          <table:table-cell table:style-name="ce71" table:number-columns-repeated="17"/>
          <table:table-cell table:style-name="ce43" table:number-columns-repeated="2"/>
          <table:table-cell table:style-name="ce115"/>
          <table:table-cell table:style-name="ce12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15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41"/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15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15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1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 table:number-columns-repeated="2"/>
          <table:table-cell table:style-name="ce133"/>
          <table:table-cell table:style-name="ce123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35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35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41"/>
          <table:table-cell table:style-name="ce135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35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35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35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 table:number-columns-repeated="2"/>
          <table:table-cell table:style-name="ce133"/>
          <table:table-cell table:style-name="ce122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35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35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41"/>
          <table:table-cell table:style-name="ce135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35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35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35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 table:number-columns-repeated="2"/>
          <table:table-cell table:style-name="ce133"/>
          <table:table-cell table:style-name="ce122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35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35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41"/>
          <table:table-cell table:style-name="ce135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35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35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35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 table:number-columns-repeated="2"/>
          <table:table-cell table:style-name="ce133"/>
          <table:table-cell table:style-name="ce122" table:formula="of:=IF([.A29]&lt;&gt;&quot;&quot;; [.A29]; &quot;&quot;)">
            <text:p/>
          </table:table-cell>
          <table:table-cell table:style-name="ce121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35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35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41"/>
          <table:table-cell table:style-name="ce135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35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35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35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71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65"/>
          <table:table-cell table:style-name="ce71"/>
          <table:table-cell table:style-name="ce65"/>
          <table:table-cell table:style-name="ce71"/>
          <table:table-cell table:style-name="ce65"/>
          <table:table-cell table:style-name="ce71" table:number-columns-repeated="3"/>
          <table:table-cell table:style-name="ce25"/>
          <table:table-cell table:style-name="ce108" table:number-columns-repeated="2"/>
          <table:table-cell table:style-name="ce124" table:formula="of:=IF([.A30]&lt;&gt;&quot;&quot;; [.A30]; &quot;&quot;)">
            <text:p/>
          </table:table-cell>
          <table:table-cell table:style-name="ce133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35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35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08"/>
          <table:table-cell table:style-name="ce135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35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35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35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1" table:number-columns-repeated="17"/>
          <table:table-cell table:style-name="ce43" table:number-columns-repeated="2"/>
          <table:table-cell table:style-name="ce115"/>
          <table:table-cell table:style-name="ce122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41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133"/>
          <table:table-cell table:style-name="ce123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35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35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41"/>
          <table:table-cell table:style-name="ce135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35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35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35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133"/>
          <table:table-cell table:style-name="ce122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35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35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41"/>
          <table:table-cell table:style-name="ce135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35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35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35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133"/>
          <table:table-cell table:style-name="ce122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35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35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41"/>
          <table:table-cell table:style-name="ce135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35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35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35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133"/>
          <table:table-cell table:style-name="ce122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35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35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41"/>
          <table:table-cell table:style-name="ce135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35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35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35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36]&lt;&gt;&quot;&quot;; [.A36]; &quot;&quot;)">
            <text:p/>
          </table:table-cell>
          <table:table-cell table:style-name="ce133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35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35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08"/>
          <table:table-cell table:style-name="ce135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35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35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35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2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41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35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35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41"/>
          <table:table-cell table:style-name="ce135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35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35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35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35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35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41"/>
          <table:table-cell table:style-name="ce135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35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35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35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35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35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41"/>
          <table:table-cell table:style-name="ce135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35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35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35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35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35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41"/>
          <table:table-cell table:style-name="ce135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35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35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35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42]&lt;&gt;&quot;&quot;; [.A42]; &quot;&quot;)">
            <text:p/>
          </table:table-cell>
          <table:table-cell table:style-name="ce133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35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35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08"/>
          <table:table-cell table:style-name="ce135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35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35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35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2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41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35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35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41"/>
          <table:table-cell table:style-name="ce135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35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35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35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35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35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41"/>
          <table:table-cell table:style-name="ce135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35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35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35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35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35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41"/>
          <table:table-cell table:style-name="ce135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35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35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35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35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35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41"/>
          <table:table-cell table:style-name="ce135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35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35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35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48]&lt;&gt;&quot;&quot;; [.A48]; &quot;&quot;)">
            <text:p/>
          </table:table-cell>
          <table:table-cell table:style-name="ce133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35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35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08"/>
          <table:table-cell table:style-name="ce135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35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35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35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41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35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35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41"/>
          <table:table-cell table:style-name="ce135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35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35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35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35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35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41"/>
          <table:table-cell table:style-name="ce135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35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35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35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35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35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41"/>
          <table:table-cell table:style-name="ce135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35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35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35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35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35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41"/>
          <table:table-cell table:style-name="ce135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35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35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35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54]&lt;&gt;&quot;&quot;; [.A54]; &quot;&quot;)">
            <text:p/>
          </table:table-cell>
          <table:table-cell table:style-name="ce133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35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35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08"/>
          <table:table-cell table:style-name="ce135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35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35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35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41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35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35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41"/>
          <table:table-cell table:style-name="ce135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35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35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35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35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35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41"/>
          <table:table-cell table:style-name="ce135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35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35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35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35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35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41"/>
          <table:table-cell table:style-name="ce135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35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35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35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35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35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41"/>
          <table:table-cell table:style-name="ce135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35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35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35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60]&lt;&gt;&quot;&quot;; [.A60]; &quot;&quot;)">
            <text:p/>
          </table:table-cell>
          <table:table-cell table:style-name="ce133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35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35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08"/>
          <table:table-cell table:style-name="ce135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35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35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35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41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3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35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35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41"/>
          <table:table-cell table:style-name="ce135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35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35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35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35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35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41"/>
          <table:table-cell table:style-name="ce135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35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35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35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35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35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41"/>
          <table:table-cell table:style-name="ce135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35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35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35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35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35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41"/>
          <table:table-cell table:style-name="ce135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35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35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35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133"/>
          <table:table-cell table:style-name="ce122" table:formula="of:=IF([.A66]&lt;&gt;&quot;&quot;; [.A66]; &quot;&quot;)">
            <text:p/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35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35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41"/>
          <table:table-cell table:style-name="ce135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35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35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35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133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0:27:43.0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02T10:44:31.213000000</dc:date>
    <meta:editing-cycles>84</meta:editing-cycles>
    <meta:editing-duration>PT8H14M41S</meta:editing-duration>
    <meta:document-statistic meta:table-count="1" meta:cell-count="832" meta:object-count="0"/>
  </office:meta>
</office:document-meta>
</file>